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3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3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3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3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4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4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7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8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9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9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9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9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9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0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0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02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0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0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0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0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11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1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1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1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11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1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1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5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5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002c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d138b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a0eb5"/>
    </style:style>
    <style:style style:name="P16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6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6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6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7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7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7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17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8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8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language="es" fo:country="AR" officeooo:rsid="002e002c" officeooo:paragraph-rsid="002e002c" fo:background-color="transparent" style:font-name-asian="Arial3" style:font-size-asian="11pt" style:font-name-complex="Arial3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9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0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1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2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3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4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15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16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17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18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21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22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23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4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5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6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7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32" style:family="text">
      <style:text-properties style:font-name="Arial2"/>
    </style:style>
    <style:style style:name="T33" style:family="text">
      <style:text-properties style:font-name="Arial2" officeooo:rsid="001cd5ad"/>
    </style:style>
    <style:style style:name="T34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36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37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38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39" style:family="text">
      <style:text-properties style:font-name="Arial2" fo:font-style="italic" style:font-style-asian="italic" style:font-style-complex="italic"/>
    </style:style>
    <style:style style:name="T40" style:family="text">
      <style:text-properties style:font-name="Arial2" fo:font-style="italic" officeooo:rsid="0020323a" style:font-style-asian="italic" style:font-style-complex="italic"/>
    </style:style>
    <style:style style:name="T41" style:family="text">
      <style:text-properties style:font-name="Arial2" officeooo:rsid="001e710f"/>
    </style:style>
    <style:style style:name="T42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43" style:family="text">
      <style:text-properties style:font-name="Arial2" officeooo:rsid="00197404"/>
    </style:style>
    <style:style style:name="T44" style:family="text">
      <style:text-properties style:font-name="Arial2" officeooo:rsid="0020323a"/>
    </style:style>
    <style:style style:name="T45" style:family="text">
      <style:text-properties officeooo:rsid="001a9521"/>
    </style:style>
    <style:style style:name="T46" style:family="text">
      <style:text-properties fo:font-weight="normal" officeooo:rsid="001a9521" style:font-weight-asian="normal" style:font-weight-complex="normal"/>
    </style:style>
    <style:style style:name="T47" style:family="text">
      <style:text-properties fo:font-weight="normal" officeooo:rsid="001e710f" style:font-weight-asian="normal" style:font-weight-complex="normal"/>
    </style:style>
    <style:style style:name="T48" style:family="text">
      <style:text-properties officeooo:rsid="00241daf"/>
    </style:style>
    <style:style style:name="T49" style:family="text">
      <style:text-properties officeooo:rsid="00270879"/>
    </style:style>
    <style:style style:name="T50" style:family="text">
      <style:text-properties officeooo:rsid="002b5dc6"/>
    </style:style>
    <style:style style:name="T51" style:family="text">
      <style:text-properties fo:color="#5b277d" loext:opacity="100%" officeooo:rsid="00270879"/>
    </style:style>
    <style:style style:name="T52" style:family="text">
      <style:text-properties fo:color="#ed4c05" loext:opacity="100%"/>
    </style:style>
    <style:style style:name="T53" style:family="text">
      <style:text-properties fo:color="#ed4c05" loext:opacity="100%" officeooo:rsid="00255219"/>
    </style:style>
    <style:style style:name="T54" style:family="text">
      <style:text-properties officeooo:rsid="0008ba46"/>
    </style:style>
    <style:style style:name="T55" style:family="text">
      <style:text-properties style:font-size-complex="9pt"/>
    </style:style>
    <style:style style:name="T56" style:family="text">
      <style:text-properties officeooo:rsid="002c4126"/>
    </style:style>
    <style:style style:name="T57" style:family="text">
      <style:text-properties officeooo:rsid="002c8331"/>
    </style:style>
    <style:style style:name="T58" style:family="text">
      <style:text-properties fo:color="#1c1c1c" loext:opacity="100%"/>
    </style:style>
    <style:style style:name="T59" style:family="text">
      <style:text-properties fo:color="#1c1c1c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60" style:family="text">
      <style:text-properties fo:color="#355269" loext:opacity="100%" style:font-name="Arial" fo:font-size="9pt" fo:letter-spacing="normal" officeooo:rsid="0022fff6" fo:background-color="transparent" loext:char-shading-value="0" style:font-name-asian="Arial3" style:font-size-asian="9pt" style:font-name-complex="Arial3" style:font-size-complex="9pt"/>
    </style:style>
    <style:style style:name="T61" style:family="text">
      <style:text-properties fo:color="#355269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62" style:family="text">
      <style:text-properties fo:language="es" fo:country="AR" officeooo:rsid="002d13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Fire spells:</text:p>
      <text:p text:style-name="P20"><text:span text:style-name="T10">Fireball (</text:span><text:span text:style-name="T2">Arcane</text:span><text:span text:style-name="T10">):</text:span></text:p>
      <text:p text:style-name="P145">Lvl1: Deals X fire damage</text:p>
      <text:p text:style-name="P145">Lvl2: Deals X fire damage</text:p>
      <text:p text:style-name="P145">Lvl3: Deals X fire damage, 30% chance to deal 10% of damage to all other body parts</text:p>
      <text:p text:style-name="P145">Lvl4: Deals X fire damage, 40% chance to deal 10% of damage to all other body parts</text:p>
      <text:p text:style-name="P145">Lvl5: Deals X fire damage, 50% chance to deal 10% of damage to all other body parts</text:p>
      <text:p text:style-name="P30"/>
      <text:p text:style-name="P62">TAGS: SPELL | FIRE | ARCANE<text:line-break/><text:span text:style-name="T49">GENERIC:<text:line-break/>Perks:</text:span></text:p>
      <text:p text:style-name="P62">Supposed to Rot: +0,2 dmg multi per necrotic limb</text:p>
      <text:p text:style-name="P62">Herald of salvation: -0,05 dmg multi</text:p>
      <text:p text:style-name="P81">Reckless: +0,05 dmg multi per cloth or empty armor slot</text:p>
      <text:p text:style-name="P186">Shatter: <text:s/>+0,05 dmg mult per turn enemy has been chilled</text:p>
      <text:p text:style-name="P187">Fatal Curse: +0,1 mult against cursed enemies</text:p>
      <text:p text:style-name="P187"/>
      <text:p text:style-name="P69">Weapons:</text:p>
      <text:p text:style-name="P73">Daevas capricionsouness: 10% to 25% of random fire/cold/light</text:p>
      <text:p text:style-name="P72">Demongrip: 25% as fire</text:p>
      <text:p text:style-name="P72">Hellsiege: 25% as fire</text:p>
      <text:p text:style-name="P72">Desert wind: 15% as fire</text:p>
      <text:p text:style-name="P72">Marids gift: 15% as cold</text:p>
      <text:p text:style-name="P72">Eventide: 35% as cold</text:p>
      <text:p text:style-name="P72">Thurizas: 35% as light</text:p>
      <text:p text:style-name="P72">Crescent Moon: 15% as magic</text:p>
      <text:p text:style-name="P72">Cuchaviva: 15% as magic</text:p>
      <text:p text:style-name="P72"/>
      <text:p text:style-name="P147">Items:</text:p>
      <text:p text:style-name="P73">Cleanser of the unholy: 10% as fire</text:p>
      <text:p text:style-name="P72">Voice of the Storm: 15% as lightning</text:p>
      <text:p text:style-name="P78">Acolyte of the damned: 15% as magic</text:p>
      <text:p text:style-name="P72">Essence Spike: 8% as magic</text:p>
      <text:p text:style-name="P72">Hourglass of reshaping: 8% as magic</text:p>
      <text:p text:style-name="P64"><text:span text:style-name="T54">Zircon ring: 5% added as magic</text:span><text:span text:style-name="T49"><text:line-break/></text:span>Poisoner’s Precaution: 20% chance to poison</text:p>
      <text:p text:style-name="P54">The Stampede: +0,02 dmg multi per initiative higher than enemy</text:p>
      <text:p text:style-name="P58">ruby ring: 3% of dmg as fire per affliction on enemy</text:p>
      <text:p text:style-name="P58">amber ring: +0,07 mult if at full endurance</text:p>
      <text:p text:style-name="P58">soapstone ring: +0,08 mult if enemy restrained</text:p>
      <text:p text:style-name="P58">jet: +0,2 mult</text:p>
      <text:p text:style-name="P29"><text:span text:style-name="T49"><text:line-break/>---------------------------<text:line-break/>SPELL<text:line-break/>Perks:<text:line-break/></text:span>Destructor: +0.1 dmg multi</text:p>
      <text:p text:style-name="P29"><text:soft-page-break/></text:p>
      <text:p text:style-name="P165"><text:span text:style-name="T60">Consumables</text:span><text:span text:style-name="T59">:</text:span></text:p>
      <text:p text:style-name="P165"><text:span text:style-name="T60">Potion</text:span><text:span text:style-name="T59"> </text:span><text:span text:style-name="T60">of</text:span><text:span text:style-name="T59"> </text:span><text:span text:style-name="T60">bitterness</text:span><text:span text:style-name="T59">: 10% </text:span><text:span text:style-name="T60">as</text:span><text:span text:style-name="T59"> </text:span><text:span text:style-name="T60">cold</text:span></text:p>
      <text:p text:style-name="P165"><text:span text:style-name="T59">G </text:span><text:span text:style-name="T60">potion</text:span><text:span text:style-name="T59"> of </text:span><text:span text:style-name="T60">bitterness</text:span><text:span text:style-name="T59">: 25% as cold</text:span></text:p>
      <text:p text:style-name="P181">Elixir of bitterness: 5% as cold per stack</text:p>
      <text:p text:style-name="P164"><text:span text:style-name="T60">Potion</text:span><text:span text:style-name="T59"> </text:span><text:span text:style-name="T60">of</text:span><text:span text:style-name="T59"> </text:span><text:span text:style-name="T61">wrath</text:span><text:span text:style-name="T59">: 10% </text:span><text:span text:style-name="T60">as</text:span><text:span text:style-name="T59"> f</text:span><text:span text:style-name="T61">ire</text:span></text:p>
      <text:p text:style-name="P164"><text:span text:style-name="T59">G </text:span><text:span text:style-name="T60">potion</text:span><text:span text:style-name="T59"> of </text:span><text:span text:style-name="T61">wrath</text:span><text:span text:style-name="T59">: 25% as fire</text:span></text:p>
      <text:p text:style-name="P181"><text:span text:style-name="T59">Elixir of </text:span><text:span text:style-name="T58">wrath</text:span><text:span text:style-name="T59">: 5% as </text:span><text:span text:style-name="T58">fire</text:span><text:span text:style-name="T59"> per stack</text:span></text:p>
      <text:p text:style-name="P164"><text:span text:style-name="T60">Potion</text:span><text:span text:style-name="T59"> </text:span><text:span text:style-name="T60">of</text:span><text:span text:style-name="T59"> </text:span><text:span text:style-name="T61">hatred</text:span><text:span text:style-name="T59">: 10% </text:span><text:span text:style-name="T60">as</text:span><text:span text:style-name="T59"> </text:span><text:span text:style-name="T61">light</text:span></text:p>
      <text:p text:style-name="P164"><text:span text:style-name="T59">G </text:span><text:span text:style-name="T60">potion</text:span><text:span text:style-name="T59"> of </text:span><text:span text:style-name="T61">hatred</text:span><text:span text:style-name="T59">: 25% as lightning</text:span></text:p>
      <text:p text:style-name="P181"><text:span text:style-name="T59">Elixir of </text:span><text:span text:style-name="T58">hatred</text:span><text:span text:style-name="T59">: 5% as </text:span><text:span text:style-name="T58">lightning</text:span><text:span text:style-name="T59"> per stack</text:span></text:p>
      <text:p text:style-name="P164"><text:span text:style-name="T59"/></text:p>
      <text:p text:style-name="P50">Weapons:</text:p>
      <text:p text:style-name="P47">Crescent moon: After an attack crits, this deals +0,25 dmg multi</text:p>
      <text:p text:style-name="P47"/>
      <text:p text:style-name="P42"><text:span text:style-name="T50">Equipment</text:span>:</text:p>
      <text:p text:style-name="P29">Acolyte of the damned: spend 5% of currend end and half that to dmg</text:p>
      <text:p text:style-name="P46">Kinetic absorber: -1 to cd when you block</text:p>
      <text:p text:style-name="P34">Pledge of blood: if at max end, remove 10% of it and gain +4 rating</text:p>
      <text:p text:style-name="P34">Hourglass of reshaping: +0,05 dmg mult per spell on cd</text:p>
      <text:p text:style-name="P34">ancient puzzle box: if last use of spell, then +0,1 mult and +2 rating</text:p>
      <text:p text:style-name="P34">topaz ring: next attack deals 10% extra as lightning</text:p>
      <text:p text:style-name="P34">pearl ring: if first spell of combat, +3 rating</text:p>
      <text:p text:style-name="P34">nacre: 15% chance of not going into cd</text:p>
      <text:p text:style-name="P38">---------------------------<text:line-break/><text:span text:style-name="T52">FIRE</text:span></text:p>
      <text:p text:style-name="P92">Perks:</text:p>
      <text:p text:style-name="P96">Pyromancer: Minimum level 2</text:p>
      <text:p text:style-name="P96">Cremator: 15% chance to burn</text:p>
      <text:p text:style-name="P96">Fan the flames: Burns deal +0.4 dmg multi and last 1 turn less</text:p>
      <text:p text:style-name="P97">Firewalker: +0,1 dmg multi</text:p>
      <text:p text:style-name="P96">Lich: -1 to maximum level</text:p>
      <text:p text:style-name="P98">Electromancer: -1 to maximum level</text:p>
      <text:p text:style-name="P105"/>
      <text:p text:style-name="P111">Weapons:</text:p>
      <text:p text:style-name="P107">Desert wind: next attack deals 30% extra dmg as fire</text:p>
      <text:p text:style-name="P105"/>
      <text:p text:style-name="P114"><text:span text:style-name="T50">Equipment</text:span>:</text:p>
      <text:p text:style-name="P105">Hand of the vizier: +1 to rating, next attack deals 10% extra dmg as fire</text:p>
      <text:p text:style-name="P29"><text:span text:style-name="T53">ammo ring: burns deal 2% of targets max end per round</text:span><text:span text:style-name="T49"><text:line-break/>----------------------------<text:line-break/></text:span><text:span text:style-name="T51">ARCANE</text:span></text:p>
      <text:p text:style-name="P83">Perks:</text:p>
      <text:p text:style-name="P84">Arcanist: +2 to rating</text:p>
      <text:p text:style-name="P84">Scroll Savant: +4 to rating if cast from a scroll</text:p>
      <text:p text:style-name="P85"/>
      <text:p text:style-name="P87">Weapons:</text:p>
      <text:p text:style-name="P88">Tool of creation: +1 to rating/+2 if ToC has a glyph</text:p>
      <text:p text:style-name="P88">Magisters rod: +1 to rating/ armor pen converted to rating at 2:1</text:p>
      <text:p text:style-name="P88"><text:soft-page-break/>Shimmerstaff: +1 to rating</text:p>
      <text:p text:style-name="P88"/>
      <text:p text:style-name="P89"><text:span text:style-name="T50">Equipment</text:span>:</text:p>
      <text:p text:style-name="P86">Sorcerer’s Pledge: <text:span text:style-name="T48">+1 to rating if arcane</text:span></text:p>
      <text:p text:style-name="P86">Sorcerer’s Pledge: -0,1 dmg multi <text:span text:style-name="T48">if not arcane</text:span></text:p>
      <text:p text:style-name="P90">great icosahedron: +2 to rating, unlocks lvl 6</text:p>
      <text:p text:style-name="P27"><text:line-break/></text:p>
      <text:p text:style-name="P26"/>
      <text:p text:style-name="P28"/>
      <text:p text:style-name="P53"><text:span text:style-name="T55"/></text:p>
      <text:p text:style-name="P53"><text:span text:style-name="T55"/></text:p>
      <text:p text:style-name="P53"><text:span text:style-name="T55"/></text:p>
      <text:p text:style-name="P144" loext:marker-style-name="T10"/>
      <text:p text:style-name="P154" loext:marker-style-name="T10"><text:span text:style-name="T10">Fissure (</text:span><text:span text:style-name="T2">Nature):</text:span></text:p>
      <text:p text:style-name="P154" loext:marker-style-name="T10"><text:span text:style-name="T10">Lvl1: Deal X fire damage to all body parts</text:span><text:span text:style-name="T10"/></text:p>
      <text:p text:style-name="P154" loext:marker-style-name="T10"><text:span text:style-name="T10">Lvl2: Deal X fire damage to all body parts</text:span><text:span text:style-name="T10"/></text:p>
      <text:p text:style-name="P154" loext:marker-style-name="T10"><text:span text:style-name="T10">Lvl3: Deal X fire damage to all body parts, 20% chance to burn</text:span><text:span text:style-name="T10"/></text:p>
      <text:p text:style-name="P154" loext:marker-style-name="T10"><text:span text:style-name="T10">Lvl4: Deal X fire damage to all body parts, 30% chance to burn</text:span><text:span text:style-name="T10"/></text:p>
      <text:p text:style-name="P154" loext:marker-style-name="T10"><text:span text:style-name="T10">Lvl5: Deal X fire damage to all body parts, 40% chance to burn</text:span><text:span text:style-name="T10"/></text:p>
      <text:p text:style-name="P144" loext:marker-style-name="T10"/>
      <text:p text:style-name="P63">TAGS: SPELL | FIRE | <text:span text:style-name="T50">NATURE</text:span><text:line-break/><text:span text:style-name="T49">GENERIC:<text:line-break/>Perks:</text:span></text:p>
      <text:p text:style-name="P64">Supposed to Rot: +0,2 dmg multi per necrotic limb</text:p>
      <text:p text:style-name="P64">Herald of salvation: -0,05 dmg multi</text:p>
      <text:p text:style-name="P81">Reckless: +0,05 dmg multi per cloth or empty armor slot</text:p>
      <text:p text:style-name="P186">Shatter: <text:s/>+0,05 dmg mult per turn enemy has been chilled</text:p>
      <text:p text:style-name="P187">Fatal Curse: +0,1 mult against cursed enemies</text:p>
      <text:p text:style-name="P187"/>
      <text:p text:style-name="P69">Weapons:</text:p>
      <text:p text:style-name="P73">Daevas capricionsouness: 10% to 25% of random fire/cold/light</text:p>
      <text:p text:style-name="P72">Demongrip: 25% as fire</text:p>
      <text:p text:style-name="P72">Hellsiege: 25% as fire</text:p>
      <text:p text:style-name="P72">Desert wind: 15% as fire</text:p>
      <text:p text:style-name="P72">Marids gift: 15% as cold</text:p>
      <text:p text:style-name="P72">Eventide: 35% as cold</text:p>
      <text:p text:style-name="P72">Thurizas: 35% as light</text:p>
      <text:p text:style-name="P72">Crescent Moon: 15% as magic</text:p>
      <text:p text:style-name="P72">Cuchaviva: 15% as magic</text:p>
      <text:p text:style-name="P72"/>
      <text:p text:style-name="P147">Items:</text:p>
      <text:p text:style-name="P73">Cleanser of the unholy: 10% as fire</text:p>
      <text:p text:style-name="P72">Voice of the Storm: 15% as lightning</text:p>
      <text:p text:style-name="P78">Acolyte of the damned: 15% as magic</text:p>
      <text:p text:style-name="P72">Essence Spike: 8% as magic</text:p>
      <text:p text:style-name="P72">Hourglass of reshaping: 8% as magic</text:p>
      <text:p text:style-name="P64"><text:span text:style-name="T54">Zircon ring: 5% added as magic</text:span><text:span text:style-name="T49"><text:line-break/></text:span>Poisoner’s Precaution: 20% chance to poison</text:p>
      <text:p text:style-name="P55"><text:soft-page-break/>The Stampede: +0,02 dmg multi per initiative higher than enemy</text:p>
      <text:p text:style-name="P59">ruby ring: 3% of dmg as fire per affliction on enemy</text:p>
      <text:p text:style-name="P59">amber ring: +0,07 mult if at full endurance</text:p>
      <text:p text:style-name="P59">soapstone ring: +0,08 mult if enemy restrained</text:p>
      <text:p text:style-name="P59">jet: +0,2 mult</text:p>
      <text:p text:style-name="P31"><text:span text:style-name="T49"><text:line-break/>---------------------------<text:line-break/>SPELL<text:line-break/>Perks:<text:line-break/></text:span>Destructor: +0.1 dmg multi</text:p>
      <text:p text:style-name="P31"/>
      <text:p text:style-name="P164"><text:span text:style-name="T60">Consumables</text:span><text:span text:style-name="T59">:</text:span></text:p>
      <text:p text:style-name="P164"><text:span text:style-name="T60">Potion</text:span><text:span text:style-name="T59"> </text:span><text:span text:style-name="T60">of</text:span><text:span text:style-name="T59"> </text:span><text:span text:style-name="T60">bitterness</text:span><text:span text:style-name="T59">: 10% </text:span><text:span text:style-name="T60">as</text:span><text:span text:style-name="T59"> </text:span><text:span text:style-name="T60">cold</text:span></text:p>
      <text:p text:style-name="P164"><text:span text:style-name="T59">G </text:span><text:span text:style-name="T60">potion</text:span><text:span text:style-name="T59"> of </text:span><text:span text:style-name="T60">bitterness</text:span><text:span text:style-name="T59">: 25% as cold</text:span></text:p>
      <text:p text:style-name="P181">Elixir of bitterness: 5% as cold per stack</text:p>
      <text:p text:style-name="P164"><text:span text:style-name="T60">Potion</text:span><text:span text:style-name="T59"> </text:span><text:span text:style-name="T60">of</text:span><text:span text:style-name="T59"> </text:span><text:span text:style-name="T61">wrath</text:span><text:span text:style-name="T59">: 10% </text:span><text:span text:style-name="T60">as</text:span><text:span text:style-name="T59"> f</text:span><text:span text:style-name="T61">ire</text:span></text:p>
      <text:p text:style-name="P164"><text:span text:style-name="T59">G </text:span><text:span text:style-name="T60">potion</text:span><text:span text:style-name="T59"> of </text:span><text:span text:style-name="T61">wrath</text:span><text:span text:style-name="T59">: 25% as fire</text:span></text:p>
      <text:p text:style-name="P181"><text:span text:style-name="T58">Elixir of wrath: 5% as fire per stack</text:span></text:p>
      <text:p text:style-name="P164"><text:span text:style-name="T60">Potion</text:span><text:span text:style-name="T59"> </text:span><text:span text:style-name="T60">of</text:span><text:span text:style-name="T59"> </text:span><text:span text:style-name="T61">hatred</text:span><text:span text:style-name="T59">: 10% </text:span><text:span text:style-name="T60">as</text:span><text:span text:style-name="T59"> </text:span><text:span text:style-name="T61">light</text:span></text:p>
      <text:p text:style-name="P164"><text:span text:style-name="T59">G </text:span><text:span text:style-name="T60">potion</text:span><text:span text:style-name="T59"> of </text:span><text:span text:style-name="T61">hatred</text:span><text:span text:style-name="T59">: 25% as lightning</text:span></text:p>
      <text:p text:style-name="P181"><text:span text:style-name="T58">Elixir of hatred: 5% as lightning per stack</text:span></text:p>
      <text:p text:style-name="P31"/>
      <text:p text:style-name="P50">Weapons:</text:p>
      <text:p text:style-name="P47">Crescent moon: After an attack crits, this deals +0,25 dmg multi</text:p>
      <text:p text:style-name="P47"/>
      <text:p text:style-name="P43"><text:span text:style-name="T50">Equipment</text:span>:</text:p>
      <text:p text:style-name="P31">Acolyte of the damned: spend 5% of currend end and half that to dmg</text:p>
      <text:p text:style-name="P47">Kinetic absorber: -1 to cd when you block</text:p>
      <text:p text:style-name="P35">Pledge of blood: if at max end, remove 10% of it and gain +4 rating</text:p>
      <text:p text:style-name="P35">Hourglass of reshaping: +0,05 dmg mult per spell on cd</text:p>
      <text:p text:style-name="P35">ancient puzzle box: if last use of spell, then +0,1 mult and +2 rating</text:p>
      <text:p text:style-name="P35">topaz ring: next attack deals 10% extra as lightning</text:p>
      <text:p text:style-name="P35">pearl ring: if first spell of combat, +3 rating</text:p>
      <text:p text:style-name="P35">nacre: 15% chance of not going into cd</text:p>
      <text:p text:style-name="P39">---------------------------</text:p>
      <text:p text:style-name="P166">FIRE</text:p>
      <text:p text:style-name="P93">Perks:</text:p>
      <text:p text:style-name="P99">Pyromancer: Minimum level 2</text:p>
      <text:p text:style-name="P99">Cremator: 15% chance to burn</text:p>
      <text:p text:style-name="P99">Fan the flames: Burns deal +0.4 dmg multi and last 1 turn less</text:p>
      <text:p text:style-name="P100">Firewalker: +0,1 dmg multi</text:p>
      <text:p text:style-name="P99">Lich: -1 to maximum level</text:p>
      <text:p text:style-name="P99">Electromancer: -1 to maximum level</text:p>
      <text:p text:style-name="P106"/>
      <text:p text:style-name="P110">Weapons:</text:p>
      <text:p text:style-name="P106">Desert wind: next attack deals 30% extra dmg as fire</text:p>
      <text:p text:style-name="P106"/>
      <text:p text:style-name="P115"><text:span text:style-name="T50">Equipment</text:span>:</text:p>
      <text:p text:style-name="P106">Hand of the vizier: +1 to rating, next attack deals 10% extra dmg as fire</text:p>
      <text:p text:style-name="P169"><text:soft-page-break/>ammo ring: burns deal 2% of targets max end per round</text:p>
      <text:p text:style-name="P170">great icosahedron: +2 to rating, unlocks lvl 6</text:p>
      <text:p text:style-name="P150">---------------------------</text:p>
      <text:p text:style-name="P121">NATURE</text:p>
      <text:p text:style-name="P120">Perks:</text:p>
      <text:p text:style-name="P118"><text:span text:style-name="T50">Shaman</text:span>: +2 to rating</text:p>
      <text:p text:style-name="P118"/>
      <text:p text:style-name="P118"/>
      <text:p text:style-name="P121">Weapons:</text:p>
      <text:p text:style-name="P121">Desert wind: rating +1</text:p>
      <text:p text:style-name="P122"/>
      <text:p text:style-name="P123"><text:span text:style-name="T50">Equipment</text:span>:</text:p>
      <text:p text:style-name="P119">Sorcerer’s Pledge: <text:span text:style-name="T48">+1 to rating if </text:span><text:span text:style-name="T56">nature</text:span></text:p>
      <text:p text:style-name="P119">Sorcerer’s Pledge: -0,1 dmg multi <text:span text:style-name="T48">if not </text:span><text:span text:style-name="T56">nature</text:span></text:p>
      <text:p text:style-name="P121">Coralweave: +1 rating</text:p>
      <text:p text:style-name="P121">Voice of the storm: +2 rating</text:p>
      <text:p text:style-name="P121">Calamity conflux: +2 rating, 5% extra as cold and light</text:p>
      <text:p text:style-name="P91"><text:span text:style-name="T53"/></text:p>
      <text:p text:style-name="P154" loext:marker-style-name="T10"><text:span text:style-name="T10"/></text:p>
      <text:p text:style-name="P154" loext:marker-style-name="T10"><text:span text:style-name="T10"/></text:p>
      <text:p text:style-name="P154" loext:marker-style-name="T10"><text:span text:style-name="T10"/></text:p>
      <text:p text:style-name="P154" loext:marker-style-name="T10"><text:span text:style-name="T10"/></text:p>
      <text:p text:style-name="P154" loext:marker-style-name="T10"><text:span text:style-name="T10"/></text:p>
      <text:p text:style-name="P154" loext:marker-style-name="T10"><text:span text:style-name="T10"/></text:p>
      <text:p text:style-name="P154" loext:marker-style-name="T10"><text:span text:style-name="T10"/></text:p>
      <text:p text:style-name="P154" loext:marker-style-name="T10"><text:span text:style-name="T10"/></text:p>
      <text:p text:style-name="P154" loext:marker-style-name="T10"><text:span text:style-name="T10"/></text:p>
      <text:p text:style-name="P154" loext:marker-style-name="T10"><text:span text:style-name="T10"/></text:p>
      <text:p text:style-name="P154" loext:marker-style-name="T10"><text:span text:style-name="T10">Holy fire </text:span><text:span text:style-name="T2">(divine)</text:span><text:span text:style-name="T10">:</text:span></text:p>
      <text:p text:style-name="P154" loext:marker-style-name="T10"><text:span text:style-name="T10">Lvl1: Deal X fire damage, removes afflictions, dealing 10% extra for each one</text:span><text:span text:style-name="T10"/></text:p>
      <text:p text:style-name="P154" loext:marker-style-name="T10"><text:span text:style-name="T10">Lvl2: Deal X fire damage, removes afflictions, dealing 12% extra for each one</text:span><text:span text:style-name="T10"/></text:p>
      <text:p text:style-name="P154" loext:marker-style-name="T10"><text:span text:style-name="T10">Lvl3: Deal X fire damage, removes afflictions, dealing 15% extra for each one</text:span><text:span text:style-name="T10"/></text:p>
      <text:p text:style-name="P154" loext:marker-style-name="T10"><text:span text:style-name="T10">Lvl4: Deal X fire damage, removes afflictions, dealing 18% extra for each one</text:span><text:span text:style-name="T10"/></text:p>
      <text:p text:style-name="P154" loext:marker-style-name="T10"><text:span text:style-name="T10">Lvl5: Deal X fire damage, removes afflictions, dealing 20% extra for each one</text:span><text:span text:style-name="T10"/></text:p>
      <text:p text:style-name="P144" loext:marker-style-name="T10"/>
      <text:p text:style-name="P65">TAGS: SPELL | FIRE | <text:span text:style-name="T56">DIVINE</text:span><text:line-break/><text:span text:style-name="T49">GENERIC:<text:line-break/>Perks:</text:span></text:p>
      <text:p text:style-name="P66">Supposed to Rot: +0,2 dmg multi per necrotic limb</text:p>
      <text:p text:style-name="P66">Herald of salvation: -0,05 dmg multi</text:p>
      <text:p text:style-name="P81">Reckless: +0,05 dmg multi per cloth or empty armor slot</text:p>
      <text:p text:style-name="P186">Shatter: <text:s/>+0,05 dmg mult per turn enemy has been chilled</text:p>
      <text:p text:style-name="P187">Fatal Curse: +0,1 mult against cursed enemies</text:p>
      <text:p text:style-name="P187"/>
      <text:p text:style-name="P70">Weapons:</text:p>
      <text:p text:style-name="P74">Daevas capricionsouness: 10% to 25% of random fire/cold/light</text:p>
      <text:p text:style-name="P75">Demongrip: 25% as fire</text:p>
      <text:p text:style-name="P75">Hellsiege: 25% as fire</text:p>
      <text:p text:style-name="P75">Desert wind: 15% as fire</text:p>
      <text:p text:style-name="P75"><text:soft-page-break/>Marids gift: 15% as cold</text:p>
      <text:p text:style-name="P75">Eventide: 35% as cold</text:p>
      <text:p text:style-name="P75">Thurizas: 35% as light</text:p>
      <text:p text:style-name="P75">Crescent Moon: 15% as magic</text:p>
      <text:p text:style-name="P75">Cuchaviva: 15% as magic</text:p>
      <text:p text:style-name="P75"/>
      <text:p text:style-name="P66"><text:span text:style-name="T56">Equipment</text:span><text:span text:style-name="T49">:</text:span></text:p>
      <text:p text:style-name="P74">Cleanser of the unholy: 10% as fire</text:p>
      <text:p text:style-name="P75">Voice of the Storm: 15% as lightning</text:p>
      <text:p text:style-name="P79">Acolyte of the damned: 15% as magic</text:p>
      <text:p text:style-name="P75">Essence Spike: 8% as magic</text:p>
      <text:p text:style-name="P75">Hourglass of reshaping: 8% as magic</text:p>
      <text:p text:style-name="P66"><text:span text:style-name="T54">Zircon ring: 5% added as magic</text:span><text:span text:style-name="T49"><text:line-break/></text:span>Poisoner’s Precaution: 20% chance to poison</text:p>
      <text:p text:style-name="P56">The Stampede: +0,02 dmg multi per initiative higher than enemy</text:p>
      <text:p text:style-name="P60">ruby ring: 3% of dmg as fire per affliction on enemy</text:p>
      <text:p text:style-name="P60">amber ring: +0,07 mult if at full endurance</text:p>
      <text:p text:style-name="P60">soapstone ring: +0,08 mult if enemy restrained</text:p>
      <text:p text:style-name="P60">jet: +0,2 mult</text:p>
      <text:p text:style-name="P32"><text:span text:style-name="T49"><text:line-break/>---------------------------<text:line-break/>SPELL<text:line-break/>Perks:<text:line-break/></text:span>Destructor: +0.1 dmg multi</text:p>
      <text:p text:style-name="P32"/>
      <text:p text:style-name="P164"><text:span text:style-name="T60">Consumables</text:span><text:span text:style-name="T59">:</text:span></text:p>
      <text:p text:style-name="P164"><text:span text:style-name="T60">Potion</text:span><text:span text:style-name="T59"> </text:span><text:span text:style-name="T60">of</text:span><text:span text:style-name="T59"> </text:span><text:span text:style-name="T60">bitterness</text:span><text:span text:style-name="T59">: 10% </text:span><text:span text:style-name="T60">as</text:span><text:span text:style-name="T59"> </text:span><text:span text:style-name="T60">cold</text:span></text:p>
      <text:p text:style-name="P164"><text:span text:style-name="T59">G </text:span><text:span text:style-name="T60">potion</text:span><text:span text:style-name="T59"> of </text:span><text:span text:style-name="T60">bitterness</text:span><text:span text:style-name="T59">: 25% as cold</text:span></text:p>
      <text:p text:style-name="P181">Elixir of bitterness: 5% as cold per stack</text:p>
      <text:p text:style-name="P164"><text:span text:style-name="T60">Potion</text:span><text:span text:style-name="T59"> </text:span><text:span text:style-name="T60">of</text:span><text:span text:style-name="T59"> </text:span><text:span text:style-name="T61">wrath</text:span><text:span text:style-name="T59">: 10% </text:span><text:span text:style-name="T60">as</text:span><text:span text:style-name="T59"> f</text:span><text:span text:style-name="T61">ire</text:span></text:p>
      <text:p text:style-name="P164"><text:span text:style-name="T59">G </text:span><text:span text:style-name="T60">potion</text:span><text:span text:style-name="T59"> of </text:span><text:span text:style-name="T61">wrath</text:span><text:span text:style-name="T59">: 25% as fire</text:span></text:p>
      <text:p text:style-name="P181"><text:span text:style-name="T58">Elixir of wrath: 5% as fire per stack</text:span></text:p>
      <text:p text:style-name="P164"><text:span text:style-name="T60">Potion</text:span><text:span text:style-name="T59"> </text:span><text:span text:style-name="T60">of</text:span><text:span text:style-name="T59"> </text:span><text:span text:style-name="T61">hatred</text:span><text:span text:style-name="T59">: 10% </text:span><text:span text:style-name="T60">as</text:span><text:span text:style-name="T59"> </text:span><text:span text:style-name="T61">light</text:span></text:p>
      <text:p text:style-name="P164"><text:span text:style-name="T59">G </text:span><text:span text:style-name="T60">potion</text:span><text:span text:style-name="T59"> of </text:span><text:span text:style-name="T61">hatred</text:span><text:span text:style-name="T59">: 25% as lightning</text:span></text:p>
      <text:p text:style-name="P181"><text:span text:style-name="T58">Elixir of hatred: 5% as lightning per stack</text:span></text:p>
      <text:p text:style-name="P32"/>
      <text:p text:style-name="P51">Weapons:</text:p>
      <text:p text:style-name="P48">Crescent moon: After an attack crits, this deals +0,25 dmg multi</text:p>
      <text:p text:style-name="P48"/>
      <text:p text:style-name="P44"><text:span text:style-name="T50">Equipment</text:span>:</text:p>
      <text:p text:style-name="P32">Acolyte of the damned: spend 5% of currend end and half that to dmg</text:p>
      <text:p text:style-name="P48">Kinetic absorber: -1 to cd when you block</text:p>
      <text:p text:style-name="P36">Pledge of blood: if at max end, remove 10% of it and gain +4 rating</text:p>
      <text:p text:style-name="P36">Hourglass of reshaping: +0,05 dmg mult per spell on cd</text:p>
      <text:p text:style-name="P36">ancient puzzle box: if last use of spell, then +0,1 mult and +2 rating</text:p>
      <text:p text:style-name="P36">topaz ring: next attack deals 10% extra as lightning</text:p>
      <text:p text:style-name="P36">pearl ring: if first spell of combat, +3 rating</text:p>
      <text:p text:style-name="P36">nacre: 15% chance of not going into cd</text:p>
      <text:p text:style-name="P40">---------------------------</text:p>
      <text:p text:style-name="P167"><text:soft-page-break/>FIRE</text:p>
      <text:p text:style-name="P94">Perks:</text:p>
      <text:p text:style-name="P101">Pyromancer: Minimum level 2</text:p>
      <text:p text:style-name="P101">Cremator: 15% chance to burn</text:p>
      <text:p text:style-name="P101">Fan the flames: Burns deal +0.4 dmg multi and last 1 turn less</text:p>
      <text:p text:style-name="P102">Firewalker: +0,1 dmg multi</text:p>
      <text:p text:style-name="P101">Lich: -1 to maximum level</text:p>
      <text:p text:style-name="P101">Electromancer: -1 to maximum level</text:p>
      <text:p text:style-name="P108"/>
      <text:p text:style-name="P112">Weapons:</text:p>
      <text:p text:style-name="P108">Desert wind: next attack deals 30% extra dmg as fire</text:p>
      <text:p text:style-name="P108"/>
      <text:p text:style-name="P116"><text:span text:style-name="T50">Equipment</text:span>:</text:p>
      <text:p text:style-name="P108">Hand of the vizier: +1 to rating, next attack deals 10% extra dmg as fire</text:p>
      <text:p text:style-name="P171">ammo ring: burns deal 2% of targets max end per round</text:p>
      <text:p text:style-name="P172">great icosahedron: +2 to rating, unlocks lvl 6</text:p>
      <text:p text:style-name="P151">---------------------------</text:p>
      <text:p text:style-name="P129">DIVINE</text:p>
      <text:p text:style-name="P125">Perks:</text:p>
      <text:p text:style-name="P126"><text:span text:style-name="T56">Dominie</text:span>: +2 to rating</text:p>
      <text:p text:style-name="P126"/>
      <text:p text:style-name="P126"/>
      <text:p text:style-name="P124">Weapons:</text:p>
      <text:p text:style-name="P124"><text:span text:style-name="T56">Gandiva</text:span>: rating +1</text:p>
      <text:p text:style-name="P127"/>
      <text:p text:style-name="P128"><text:span text:style-name="T50">Equipment</text:span>:</text:p>
      <text:p text:style-name="P126">Sorcerer’s Pledge: <text:span text:style-name="T48">+1 to rating if </text:span><text:span text:style-name="T56">divine</text:span></text:p>
      <text:p text:style-name="P126">Sorcerer’s Pledge: -0,1 dmg multi <text:span text:style-name="T48">if not </text:span><text:span text:style-name="T56">divine</text:span></text:p>
      <text:p text:style-name="P124"><text:span text:style-name="T56">Hood of penitence</text:span>: +<text:span text:style-name="T56">3</text:span> rating</text:p>
      <text:p text:style-name="P124"><text:span text:style-name="T56">Sacred Oath</text:span> +<text:span text:style-name="T56">1</text:span> rating</text:p>
      <text:p text:style-name="P124"><text:span text:style-name="T56">Gilded icon</text:span>: +2 rating, <text:span text:style-name="T56">if Holy Fire remove CD and +1 use</text:span></text:p>
      <text:p text:style-name="P144" loext:marker-style-name="T10"/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>Boil Blood (</text:span><text:span text:style-name="T21">infernal</text:span><text:span text:style-name="T2">)</text:span></text:p>
      <text:p text:style-name="P154" loext:marker-style-name="T10"><text:span text:style-name="T10">Lvl1: Deal X fire damage, 10% extra for each wounded body part on target</text:span><text:span text:style-name="T10"/></text:p>
      <text:p text:style-name="P154" loext:marker-style-name="T10"><text:span text:style-name="T10">Lvl2: Deal X fire damage, 10% extra for each wounded body part on target</text:span><text:span text:style-name="T10"/></text:p>
      <text:p text:style-name="P154" loext:marker-style-name="T10"><text:span text:style-name="T10">Lvl3: Deal X fire damage, 15% extra for each wounded body part on target</text:span><text:span text:style-name="T10"/></text:p>
      <text:p text:style-name="P154" loext:marker-style-name="T10"><text:span text:style-name="T10">Lvl4: Deal X fire damage, 20% extra for each wounded body part on target</text:span><text:span text:style-name="T10"/></text:p>
      <text:p text:style-name="P154" loext:marker-style-name="T10"><text:span text:style-name="T10">Lvl5: Deal X fire damage, 25% extra for each wounded body part on target</text:span><text:span text:style-name="T10"/></text:p>
      <text:p text:style-name="P144" loext:marker-style-name="T10"/>
      <text:p text:style-name="P65"><text:soft-page-break/>TAGS: SPELL | FIRE | <text:span text:style-name="T56">INFERNAL</text:span><text:line-break/><text:span text:style-name="T49">GENERIC:<text:line-break/>Perks:</text:span></text:p>
      <text:p text:style-name="P66">Supposed to Rot: +0,2 dmg multi per necrotic limb</text:p>
      <text:p text:style-name="P66">Herald of salvation: -0,05 dmg multi</text:p>
      <text:p text:style-name="P81">Reckless: +0,05 dmg multi per cloth or empty armor slot</text:p>
      <text:p text:style-name="P186">Shatter: <text:s/>+0,05 dmg mult per turn enemy has been chilled</text:p>
      <text:p text:style-name="P187">Fatal Curse: +0,1 mult against cursed enemies</text:p>
      <text:p text:style-name="P187"/>
      <text:p text:style-name="P70">Weapons:</text:p>
      <text:p text:style-name="P74">Daevas capricionsouness: 10% to 25% of random fire/cold/light</text:p>
      <text:p text:style-name="P75">Demongrip: 25% as fire</text:p>
      <text:p text:style-name="P75">Hellsiege: 25% as fire</text:p>
      <text:p text:style-name="P75">Desert wind: 15% as fire</text:p>
      <text:p text:style-name="P75">Marids gift: 15% as cold</text:p>
      <text:p text:style-name="P75">Eventide: 35% as cold</text:p>
      <text:p text:style-name="P75">Thurizas: 35% as light</text:p>
      <text:p text:style-name="P75">Crescent Moon: 15% as magic</text:p>
      <text:p text:style-name="P75">Cuchaviva: 15% as magic</text:p>
      <text:p text:style-name="P75"/>
      <text:p text:style-name="P148">Items:</text:p>
      <text:p text:style-name="P74">Cleanser of the unholy: 10% as fire</text:p>
      <text:p text:style-name="P75">Voice of the Storm: 15% as lightning</text:p>
      <text:p text:style-name="P79">Acolyte of the damned: 15% as magic</text:p>
      <text:p text:style-name="P75">Essence Spike: 8% as magic</text:p>
      <text:p text:style-name="P75">Hourglass of reshaping: 8% as magic</text:p>
      <text:p text:style-name="P66"><text:span text:style-name="T54">Zircon ring: 5% added as magic</text:span><text:span text:style-name="T49"><text:line-break/></text:span>Poisoner’s Precaution: 20% chance to poison</text:p>
      <text:p text:style-name="P56">The Stampede: +0,02 dmg multi per initiative higher than enemy</text:p>
      <text:p text:style-name="P60">ruby ring: 3% of dmg as fire per affliction on enemy</text:p>
      <text:p text:style-name="P60">amber ring: +0,07 mult if at full endurance</text:p>
      <text:p text:style-name="P60">soapstone ring: +0,08 mult if enemy restrained</text:p>
      <text:p text:style-name="P60">jet: +0,2 mult</text:p>
      <text:p text:style-name="P32"><text:span text:style-name="T49"><text:line-break/>---------------------------<text:line-break/>SPELL<text:line-break/>Perks:<text:line-break/></text:span>Destructor: +0.1 dmg multi</text:p>
      <text:p text:style-name="P32"/>
      <text:p text:style-name="P164"><text:span text:style-name="T60">Consumables</text:span><text:span text:style-name="T59">:</text:span></text:p>
      <text:p text:style-name="P164"><text:span text:style-name="T60">Potion</text:span><text:span text:style-name="T59"> </text:span><text:span text:style-name="T60">of</text:span><text:span text:style-name="T59"> </text:span><text:span text:style-name="T60">bitterness</text:span><text:span text:style-name="T59">: 10% </text:span><text:span text:style-name="T60">as</text:span><text:span text:style-name="T59"> </text:span><text:span text:style-name="T60">cold</text:span></text:p>
      <text:p text:style-name="P164"><text:span text:style-name="T59">G </text:span><text:span text:style-name="T60">potion</text:span><text:span text:style-name="T59"> of </text:span><text:span text:style-name="T60">bitterness</text:span><text:span text:style-name="T59">: 25% as cold</text:span></text:p>
      <text:p text:style-name="P181">Elixir of bitterness: 5% as cold per stack</text:p>
      <text:p text:style-name="P164"><text:span text:style-name="T60">Potion</text:span><text:span text:style-name="T59"> </text:span><text:span text:style-name="T60">of</text:span><text:span text:style-name="T59"> </text:span><text:span text:style-name="T61">wrath</text:span><text:span text:style-name="T59">: 10% </text:span><text:span text:style-name="T60">as</text:span><text:span text:style-name="T59"> f</text:span><text:span text:style-name="T61">ire</text:span></text:p>
      <text:p text:style-name="P164"><text:span text:style-name="T59">G </text:span><text:span text:style-name="T60">potion</text:span><text:span text:style-name="T59"> of </text:span><text:span text:style-name="T61">wrath</text:span><text:span text:style-name="T59">: 25% as fire</text:span></text:p>
      <text:p text:style-name="P181"><text:span text:style-name="T58">Elixir of wrath: 5% as fire per stack</text:span></text:p>
      <text:p text:style-name="P164"><text:span text:style-name="T60">Potion</text:span><text:span text:style-name="T59"> </text:span><text:span text:style-name="T60">of</text:span><text:span text:style-name="T59"> </text:span><text:span text:style-name="T61">hatred</text:span><text:span text:style-name="T59">: 10% </text:span><text:span text:style-name="T60">as</text:span><text:span text:style-name="T59"> </text:span><text:span text:style-name="T61">light</text:span></text:p>
      <text:p text:style-name="P164"><text:span text:style-name="T59">G </text:span><text:span text:style-name="T60">potion</text:span><text:span text:style-name="T59"> of </text:span><text:span text:style-name="T61">hatred</text:span><text:span text:style-name="T59">: 25% as lightning</text:span></text:p>
      <text:p text:style-name="P181"><text:span text:style-name="T58">Elixir of hatred: 5% as lightning per stack</text:span></text:p>
      <text:p text:style-name="P32"><text:soft-page-break/></text:p>
      <text:p text:style-name="P51">Weapons:</text:p>
      <text:p text:style-name="P48">Crescent moon: After an attack crits, this deals +0,25 dmg multi</text:p>
      <text:p text:style-name="P48"/>
      <text:p text:style-name="P44"><text:span text:style-name="T50">Equipment</text:span>:</text:p>
      <text:p text:style-name="P32">Acolyte of the damned: spend 5% of currend end and half that to dmg</text:p>
      <text:p text:style-name="P48">Kinetic absorber: -1 to cd when you block</text:p>
      <text:p text:style-name="P36">Pledge of blood:<text:span text:style-name="T56">+1 rating,</text:span> if at max end, remove 10% of it and gain +4 rating</text:p>
      <text:p text:style-name="P36">Hourglass of reshaping: +0,05 dmg mult per spell on cd</text:p>
      <text:p text:style-name="P36">ancient puzzle box: if last use of spell, then +0,1 mult and +2 rating</text:p>
      <text:p text:style-name="P36">topaz ring: next attack deals 10% extra as lightning</text:p>
      <text:p text:style-name="P36">pearl ring: if first spell of combat, +3 rating</text:p>
      <text:p text:style-name="P36">nacre: 15% chance of not going into cd</text:p>
      <text:p text:style-name="P40">---------------------------</text:p>
      <text:p text:style-name="P167">FIRE</text:p>
      <text:p text:style-name="P94">Perks:</text:p>
      <text:p text:style-name="P101">Pyromancer: Minimum level 2</text:p>
      <text:p text:style-name="P101">Cremator: 15% chance to burn</text:p>
      <text:p text:style-name="P101">Fan the flames: Burns deal +0.4 dmg multi and last 1 turn less</text:p>
      <text:p text:style-name="P102">Firewalker: +0,1 dmg multi</text:p>
      <text:p text:style-name="P101">Lich: -1 to maximum level</text:p>
      <text:p text:style-name="P101">Electromancer: -1 to maximum level</text:p>
      <text:p text:style-name="P108"/>
      <text:p text:style-name="P112">Weapons:</text:p>
      <text:p text:style-name="P108">Desert wind: next attack deals 30% extra dmg as fire</text:p>
      <text:p text:style-name="P108"/>
      <text:p text:style-name="P116"><text:span text:style-name="T50">Equipment</text:span>:</text:p>
      <text:p text:style-name="P108">Hand of the vizier: +1 to rating, next attack deals 10% extra dmg as fire</text:p>
      <text:p text:style-name="P171">ammo ring: burns deal 2% of targets max end per round</text:p>
      <text:p text:style-name="P172">great icosahedron: +2 to rating, unlocks lvl 6</text:p>
      <text:p text:style-name="P151">---------------------------</text:p>
      <text:p text:style-name="P130">INFERNAL</text:p>
      <text:p text:style-name="P131">Perks:</text:p>
      <text:p text:style-name="P132"><text:span text:style-name="T56">Demonologist</text:span>: +2 to rating</text:p>
      <text:p text:style-name="P132"/>
      <text:p text:style-name="P132"/>
      <text:p text:style-name="P133">Weapons:</text:p>
      <text:p text:style-name="P133"/>
      <text:p text:style-name="P134"/>
      <text:p text:style-name="P135"><text:span text:style-name="T50">Equipment</text:span>:</text:p>
      <text:p text:style-name="P132">Sorcerer’s Pledge: <text:span text:style-name="T48">+1 to rating if </text:span><text:span text:style-name="T56">infernal</text:span></text:p>
      <text:p text:style-name="P132">Sorcerer’s Pledge: -0,1 dmg multi <text:span text:style-name="T48">if not </text:span><text:span text:style-name="T56">infernal</text:span></text:p>
      <text:p text:style-name="P133"><text:span text:style-name="T56">Chained heart</text:span>: +<text:span text:style-name="T56">2</text:span> rating, <text:span text:style-name="T56">+0,15 mult, consumes 5% of current endurance, restores all spent endu at end of combat</text:span></text:p>
      <text:p text:style-name="P185">Crown of horns: +2 rating, +0,4 mult while cursed</text:p>
      <text:p text:style-name="P144" loext:marker-style-name="T10"/>
      <text:p text:style-name="P144" loext:marker-style-name="T10"/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oft-page-break/><text:span text:style-name="T10"/></text:p>
      <text:p text:style-name="P154" loext:marker-style-name="T2"><text:span text:style-name="T10"/></text:p>
      <text:p text:style-name="P154" loext:marker-style-name="T2"><text:span text:style-name="T10"/></text:p>
      <text:p text:style-name="P154" loext:marker-style-name="T2"><text:span text:style-name="T10">Blackfire (</text:span><text:span text:style-name="T2">Eldritch)</text:span></text:p>
      <text:p text:style-name="P154" loext:marker-style-name="T10"><text:span text:style-name="T10">Lvl1: Deal X fire damage, has a 30% to chill</text:span><text:span text:style-name="T10"/></text:p>
      <text:p text:style-name="P154" loext:marker-style-name="T10"><text:span text:style-name="T10">Lvl2: Deal X fire damage, has a 40% to chill</text:span><text:span text:style-name="T10"/></text:p>
      <text:p text:style-name="P154" loext:marker-style-name="T10"><text:span text:style-name="T10">Lvl3: Deal X fire damage, has a 50% to chill and a 10% to curse</text:span><text:span text:style-name="T10"/></text:p>
      <text:p text:style-name="P154" loext:marker-style-name="T10"><text:span text:style-name="T10">Lvl4: Deal X fire damage, has a 50% to chill and a 20% to curse</text:span><text:span text:style-name="T10"/></text:p>
      <text:p text:style-name="P154" loext:marker-style-name="T10"><text:span text:style-name="T10">Lvl5: Deal X fire damage, has a 50% to chill and a 30% to curse</text:span><text:span text:style-name="T10"/></text:p>
      <text:p text:style-name="P144" loext:marker-style-name="T10"/>
      <text:p text:style-name="P67">TAGS: SPELL | FIRE | <text:span text:style-name="T57">ELDRITCH </text:span><text:span text:style-name="T62">| CHILL | CURSE</text:span><text:line-break/><text:span text:style-name="T49">GENERIC:<text:line-break/>Perks:</text:span></text:p>
      <text:p text:style-name="P68">Supposed to Rot: +0,2 dmg multi per necrotic limb</text:p>
      <text:p text:style-name="P68">Herald of salvation: -0,05 dmg multi</text:p>
      <text:p text:style-name="P82">Reckless: +0,05 dmg multi per cloth or empty armor slot</text:p>
      <text:p text:style-name="P186">Shatter: <text:s/>+0,05 dmg mult per turn enemy has been chilled</text:p>
      <text:p text:style-name="P187">Fatal Curse: +0,1 mult against cursed enemies</text:p>
      <text:p text:style-name="P187"/>
      <text:p text:style-name="P71">Weapons:</text:p>
      <text:p text:style-name="P76">Daevas capricionsouness: 10% to 25% of random fire/cold/light</text:p>
      <text:p text:style-name="P77">Demongrip: 25% as fire</text:p>
      <text:p text:style-name="P77">Hellsiege: 25% as fire</text:p>
      <text:p text:style-name="P77">Desert wind: 15% as fire</text:p>
      <text:p text:style-name="P77">Marids gift: 15% as cold</text:p>
      <text:p text:style-name="P77">Eventide: 35% as cold</text:p>
      <text:p text:style-name="P77">Thurizas: 35% as light</text:p>
      <text:p text:style-name="P77">Crescent Moon: 15% as magic</text:p>
      <text:p text:style-name="P77">Cuchaviva: 15% as magic</text:p>
      <text:p text:style-name="P77"/>
      <text:p text:style-name="P149">Items:</text:p>
      <text:p text:style-name="P76">Cleanser of the unholy: 10% as fire</text:p>
      <text:p text:style-name="P77">Voice of the Storm: 15% as lightning</text:p>
      <text:p text:style-name="P80">Acolyte of the damned: 15% as magic</text:p>
      <text:p text:style-name="P77">Essence Spike: 8% as magic</text:p>
      <text:p text:style-name="P77">Hourglass of reshaping: 8% as magic</text:p>
      <text:p text:style-name="P68"><text:span text:style-name="T54">Zircon ring: 5% added as magic</text:span><text:span text:style-name="T49"><text:line-break/></text:span>Poisoner’s Precaution: 20% chance to poison</text:p>
      <text:p text:style-name="P57">The Stampede: +0,02 dmg multi per initiative higher than enemy</text:p>
      <text:p text:style-name="P61">ruby ring: 3% of dmg as fire per affliction on enemy</text:p>
      <text:p text:style-name="P61">amber ring: +0,07 mult if at full endurance</text:p>
      <text:p text:style-name="P61">soapstone ring: +0,08 mult if enemy restrained</text:p>
      <text:p text:style-name="P61">jet: +0,2 mult</text:p>
      <text:p text:style-name="P33"><text:span text:style-name="T49"><text:line-break/>---------------------------<text:line-break/>SPELL<text:line-break/>Perks:<text:line-break/></text:span>Destructor: +0.1 dmg multi</text:p>
      <text:p text:style-name="P33"/>
      <text:p text:style-name="P164"><text:soft-page-break/><text:span text:style-name="T60">Consumables</text:span><text:span text:style-name="T59">:</text:span></text:p>
      <text:p text:style-name="P164"><text:span text:style-name="T60">Potion</text:span><text:span text:style-name="T59"> </text:span><text:span text:style-name="T60">of</text:span><text:span text:style-name="T59"> </text:span><text:span text:style-name="T60">bitterness</text:span><text:span text:style-name="T59">: 10% </text:span><text:span text:style-name="T60">as</text:span><text:span text:style-name="T59"> </text:span><text:span text:style-name="T60">cold</text:span></text:p>
      <text:p text:style-name="P164"><text:span text:style-name="T59">G </text:span><text:span text:style-name="T60">potion</text:span><text:span text:style-name="T59"> of </text:span><text:span text:style-name="T60">bitterness</text:span><text:span text:style-name="T59">: 25% as cold</text:span></text:p>
      <text:p text:style-name="P181">Elixir of bitterness: 5% as cold per stack</text:p>
      <text:p text:style-name="P164"><text:span text:style-name="T60">Potion</text:span><text:span text:style-name="T59"> </text:span><text:span text:style-name="T60">of</text:span><text:span text:style-name="T59"> </text:span><text:span text:style-name="T61">wrath</text:span><text:span text:style-name="T59">: 10% </text:span><text:span text:style-name="T60">as</text:span><text:span text:style-name="T59"> f</text:span><text:span text:style-name="T61">ire</text:span></text:p>
      <text:p text:style-name="P164"><text:span text:style-name="T59">G </text:span><text:span text:style-name="T60">potion</text:span><text:span text:style-name="T59"> of </text:span><text:span text:style-name="T61">wrath</text:span><text:span text:style-name="T59">: 25% as fire</text:span></text:p>
      <text:p text:style-name="P181"><text:span text:style-name="T58">Elixir of wrath: 5% as fire per stack</text:span></text:p>
      <text:p text:style-name="P164"><text:span text:style-name="T60">Potion</text:span><text:span text:style-name="T59"> </text:span><text:span text:style-name="T60">of</text:span><text:span text:style-name="T59"> </text:span><text:span text:style-name="T61">hatred</text:span><text:span text:style-name="T59">: 10% </text:span><text:span text:style-name="T60">as</text:span><text:span text:style-name="T59"> </text:span><text:span text:style-name="T61">light</text:span></text:p>
      <text:p text:style-name="P164"><text:span text:style-name="T59">G </text:span><text:span text:style-name="T60">potion</text:span><text:span text:style-name="T59"> of </text:span><text:span text:style-name="T61">hatred</text:span><text:span text:style-name="T59">: 25% as lightning</text:span></text:p>
      <text:p text:style-name="P181"><text:span text:style-name="T58">Elixir of hatred: 5% as lightning per stack</text:span></text:p>
      <text:p text:style-name="P33"/>
      <text:p text:style-name="P33"/>
      <text:p text:style-name="P52">Weapons:</text:p>
      <text:p text:style-name="P49">Crescent moon: After an attack crits, this deals +0,25 dmg multi</text:p>
      <text:p text:style-name="P49"/>
      <text:p text:style-name="P45"><text:span text:style-name="T50">Equipment</text:span>:</text:p>
      <text:p text:style-name="P33">Acolyte of the damned: spend 5% of currend end and half that to dmg</text:p>
      <text:p text:style-name="P49">Kinetic absorber: -1 to cd when you block</text:p>
      <text:p text:style-name="P37">Pledge of blood:<text:span text:style-name="T56">+1 rating,</text:span> if at max end, remove 10% of it and gain +4 rating</text:p>
      <text:p text:style-name="P37">Hourglass of reshaping: +0,05 dmg mult per spell on cd</text:p>
      <text:p text:style-name="P37">ancient puzzle box: if last use of spell, then +0,1 mult and +2 rating</text:p>
      <text:p text:style-name="P37">topaz ring: next attack deals 10% extra as lightning</text:p>
      <text:p text:style-name="P37">pearl ring: if first spell of combat, +3 rating</text:p>
      <text:p text:style-name="P37">nacre: 15% chance of not going into cd</text:p>
      <text:p text:style-name="P41">---------------------------</text:p>
      <text:p text:style-name="P168">FIRE</text:p>
      <text:p text:style-name="P95">Perks:</text:p>
      <text:p text:style-name="P103">Pyromancer: Minimum level 2</text:p>
      <text:p text:style-name="P103">Cremator: 15% chance to burn</text:p>
      <text:p text:style-name="P103">Fan the flames: Burns deal +0.4 dmg multi and last 1 turn less</text:p>
      <text:p text:style-name="P104">Firewalker: +0,1 dmg multi</text:p>
      <text:p text:style-name="P103">Lich: -1 to maximum level</text:p>
      <text:p text:style-name="P103">Electromancer: -1 to maximum level</text:p>
      <text:p text:style-name="P109"/>
      <text:p text:style-name="P113">Weapons:</text:p>
      <text:p text:style-name="P109">Desert wind: next attack deals 30% extra dmg as fire</text:p>
      <text:p text:style-name="P109"/>
      <text:p text:style-name="P117"><text:span text:style-name="T50">Equipment</text:span>:</text:p>
      <text:p text:style-name="P109">Hand of the vizier: +1 to rating, next attack deals 10% extra dmg as fire</text:p>
      <text:p text:style-name="P173">ammo ring: burns deal 2% of targets max end per round</text:p>
      <text:p text:style-name="P174">great icosahedron: +2 to rating, unlocks lvl 6</text:p>
      <text:p text:style-name="P152">---------------------------</text:p>
      <text:p text:style-name="P141">ELDRITCH</text:p>
      <text:p text:style-name="P136">Perks:</text:p>
      <text:p text:style-name="P137"><text:span text:style-name="T57">Occultist</text:span>: +2 to rating</text:p>
      <text:p text:style-name="P141">Toying with madness: -2 to +4 rating (at random)</text:p>
      <text:p text:style-name="P137"/>
      <text:p text:style-name="P138">Weapons:</text:p>
      <text:p text:style-name="P138"/>
      <text:p text:style-name="P139"><text:soft-page-break/></text:p>
      <text:p text:style-name="P140"><text:span text:style-name="T50">Equipment</text:span>:</text:p>
      <text:p text:style-name="P137">Sorcerer’s Pledge: <text:span text:style-name="T48">+1 to rating if </text:span><text:span text:style-name="T57">eldritch</text:span></text:p>
      <text:p text:style-name="P137">Sorcerer’s Pledge: -0,1 dmg multi <text:span text:style-name="T48">if not </text:span><text:span text:style-name="T57">eldritch</text:span></text:p>
      <text:p text:style-name="P138"><text:span text:style-name="T57">forbidden tome</text:span>: +<text:span text:style-name="T56">2</text:span> rating, <text:span text:style-name="T57">applies random affliction to you and enemy</text:span></text:p>
      <text:p text:style-name="P183">mirror mask: +2 rating, removes afflictions and copies onto enemy</text:p>
      <text:p text:style-name="P138">-------------------</text:p>
      <text:p text:style-name="P186">CHILL</text:p>
      <text:p text:style-name="P186">Perks:<text:line-break/>Chilled to the bone: Chills last twice as long<text:line-break/></text:p>
      <text:p text:style-name="P186">Weapons:</text:p>
      <text:p text:style-name="P186"/>
      <text:p text:style-name="P186">Equipment:</text:p>
      <text:p text:style-name="P186">aquamarine ring: Chilled enemies cannot recover endurace</text:p>
      <text:p text:style-name="P153">---------------------</text:p>
      <text:p text:style-name="P187">CURSE</text:p>
      <text:p text:style-name="P187">Perks:<text:line-break/><text:line-break/></text:p>
      <text:p text:style-name="P187">Weapons:</text:p>
      <text:p text:style-name="P187"/>
      <text:p text:style-name="P187">Equipment:</text:p>
      <text:p text:style-name="P187">amethyst ring: cursed enemies have -50% reduced extra damage for crits</text:p>
      <text:p text:style-name="P184"/>
      <text:p text:style-name="P154" loext:marker-style-name="T10"><text:span text:style-name="T1">Fire Rituals</text:span><text:span text:style-name="T10">:<text:line-break/><text:line-break/>Create Bonfire (</text:span><text:span text:style-name="T2">nature)</text:span><text:span text:style-name="T10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10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</text:span><text:soft-page-break/><text:span text:style-name="T10">Aura of Incineration (</text:span><text:span text:style-name="T2">divine)</text:span><text:span text:style-name="T10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0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154" loext:marker-style-name="T10"><text:span text:style-name="T10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0"/></text:p>
      <text:p text:style-name="P154" loext:marker-style-name="T10"><text:span text:style-name="T10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0"/></text:p>
      <text:p text:style-name="P154" loext:marker-style-name="T10"><text:span text:style-name="T10"><text:line-break/>Molten Aegis (</text:span><text:span text:style-name="T2">arcane)</text:span><text:span text:style-name="T10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0">:<text:line-break/></text:span><text:soft-page-break/><text:span text:style-name="T10"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146" loext:marker-style-name="T10">Hellish Might (<text:span text:style-name="T28">infernal)<text:line-break/></text:span><text:span text:style-name="T29">Lvl1: Does nothing. Misshap: Permanently reduce one random stat.</text:span></text:p>
      <text:p text:style-name="P146" loext:marker-style-name="T10"><text:span text:style-name="T29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154" loext:marker-style-name="T10"><text:span text:style-name="T1"/></text:p>
      <text:p text:style-name="P154" loext:marker-style-name="T10"><text:span text:style-name="T1"/></text:p>
      <text:p text:style-name="P154" loext:marker-style-name="T10"><text:span text:style-name="T1">Cold spells</text:span><text:span text:style-name="T10">:<text:line-break/><text:line-break/>Freezing Ray (</text:span><text:span text:style-name="T2">Arcane</text:span><text:span text:style-name="T10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144" loext:marker-style-name="T10"/>
      <text:p text:style-name="P154" loext:marker-style-name="T10"><text:span text:style-name="T10">Cold Wave (</text:span><text:span text:style-name="T2">Nature):<text:line-break/></text:span><text:span text:style-name="T10">Lvl1: Deal X frost damage to all body parts<text:line-break/>Lvl2: Deal X frost damage to all body parts</text:span></text:p>
      <text:p text:style-name="P154" loext:marker-style-name="T10"><text:span text:style-name="T10">Lvl3: Deal X frost damage to all body parts, 30% chance to chill</text:span><text:span text:style-name="T10"/></text:p>
      <text:p text:style-name="P154" loext:marker-style-name="T10"><text:span text:style-name="T10">Lvl4: Deal X frost damage to all body parts, 40% chance to chill</text:span><text:span text:style-name="T10"/></text:p>
      <text:p text:style-name="P154" loext:marker-style-name="T10"><text:span text:style-name="T10">Lvl5: Deal X frost damage to all body parts, 50% chance to chill<text:line-break/><text:line-break/>Frost Breath (</text:span><text:span text:style-name="T2">Divine):<text:line-break/></text:span><text:span text:style-name="T10">Lvl1: Chill enemy, deal X frost damage<text:line-break/>Lvl2: Chill enemy, deal X frost damage<text:line-break/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144" loext:marker-style-name="T10"/>
      <text:p text:style-name="P154" loext:marker-style-name="T10"><text:span text:style-name="T10">Chant of Caina (</text:span><text:span text:style-name="T2">Infernal):<text:line-break/></text:span><text:span text:style-name="T10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144" loext:marker-style-name="T10"/>
      <text:p text:style-name="P154" loext:marker-style-name="T10"><text:span text:style-name="T10">Drain Body Heat (</text:span><text:span text:style-name="T2">Eldritch):<text:line-break/></text:span><text:span text:style-name="T10">Lvl1: Deal X frost damage. Has a 5% chance to chill per every 10% of endurance the enemy is </text:span><text:soft-page-break/><text:span text:style-name="T10">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missing</text:span></text:p>
      <text:p text:style-name="P144" loext:marker-style-name="T10"/>
      <text:p text:style-name="P144" loext:marker-style-name="T10"/>
      <text:p text:style-name="P154" loext:marker-style-name="T10"><text:span text:style-name="T1">Cold rituals</text:span><text:span text:style-name="T10">:</text:span></text:p>
      <text:p text:style-name="P144" loext:marker-style-name="T10"/>
      <text:p text:style-name="P144" loext:marker-style-name="T10"/>
      <text:p text:style-name="P154" loext:marker-style-name="T2"><text:span text:style-name="T10">Snowy Mist (</text:span><text:span text:style-name="T2">Nature)</text:span></text:p>
      <text:p text:style-name="P154" loext:marker-style-name="T10"><text:span text:style-name="T10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0"/></text:p>
      <text:p text:style-name="P154" loext:marker-style-name="T10"><text:span text:style-name="T10">Lvl5: Conceals your camp, reducing chance of ambushes. Lasts 10 hours Misshap: Call enemy to your location<text:line-break/><text:line-break/>Black Ice (</text:span><text:span text:style-name="T2">arcane)<text:line-break/></text:span><text:span text:style-name="T10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154" loext:marker-style-name="T10"><text:span text:style-name="T10">Aura of Rime (</text:span><text:span text:style-name="T2">Divine)<text:line-break/></text:span><text:span text:style-name="T10">Lvl1: At the end of your turn, deal X frost damage to enemies. Only one aura can be active at a time. Lasts until next rest. Mishap: Take cold damage</text:span></text:p>
      <text:p text:style-name="P154" loext:marker-style-name="T10"><text:span text:style-name="T10">Lvl2: At the end of your turn, deal X frost damage to enemies. Only one aura can be active at a time. Lasts until next rest. Mishap: Take cold damage</text:span><text:span text:style-name="T10"/></text:p>
      <text:p text:style-name="P154" loext:marker-style-name="T10"><text:span text:style-name="T10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0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0">Lvl5: At the end of your turn, deal X frost damage to enemies with a 50% chance to chill. Only one aura can be active at a time. Lasts until next rest. Mishap: Take cold damage</text:span></text:p>
      <text:p text:style-name="P144" loext:marker-style-name="T10"/>
      <text:p text:style-name="P154" loext:marker-style-name="T10"><text:span text:style-name="T10">Glacial Glyph (</text:span><text:span text:style-name="T2">arcane)<text:line-break/></text:span><text:soft-page-break/><text:span text:style-name="T10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154" loext:marker-style-name="T10"><text:span text:style-name="T10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0"/></text:p>
      <text:p text:style-name="P144" loext:marker-style-name="T10"/>
      <text:p text:style-name="P154" loext:marker-style-name="T10"><text:span text:style-name="T10">Polar Aegis (</text:span><text:span text:style-name="T2">arcane</text:span><text:span text:style-name="T10">)</text:span></text:p>
      <text:p text:style-name="P154" loext:marker-style-name="T10"><text:span text:style-name="T10">Lvl1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154" loext:marker-style-name="T10"><text:span text:style-name="T10">Lvl2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154" loext:marker-style-name="T10"><text:span text:style-name="T10">Lvl3: Cover yourself with a layer of frost that has X hit points. 55% of all damage taken is absorbed by Polar Aegis instead . Only one aegis can be active at a time. Lasts until the next rest. Mishap: Reduce cold resistance</text:span><text:span text:style-name="T10"/></text:p>
      <text:p text:style-name="P154" loext:marker-style-name="T10"><text:span text:style-name="T10">Lvl4: Cover yourself with a layer of frost that has X hit points. 60% of all damage taken is absorbed by Polar Aegis instead . Only one aegis can be active at a time. Lasts until the next rest. Mishap: Reduce cold resistance</text:span><text:span text:style-name="T10"/></text:p>
      <text:p text:style-name="P154" loext:marker-style-name="T10"><text:span text:style-name="T10">Lvl5: Cover yourself with a layer of frost that has X hit points. 65% of all damage taken is absorbed by Polar Aegis instead . Only one aegis can be active at a time. Lasts until the next rest. Mishap: Reduce cold resistance</text:span><text:span text:style-name="T10"/></text:p>
      <text:p text:style-name="P144" loext:marker-style-name="T10"/>
      <text:p text:style-name="P154" loext:marker-style-name="T10"><text:span text:style-name="T10">Mi-go Form </text:span><text:span text:style-name="T2">(switches body parts to a new set) (eldritch)</text:span><text:span text:style-name="T10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146" loext:marker-style-name="T10">Abyssal Cunning (<text:span text:style-name="T28">infernal)<text:line-break/></text:span><text:span text:style-name="T29">Lvl1: Does nothing. Misshap: Permanently reduce one random stat.</text:span></text:p>
      <text:p text:style-name="P146" loext:marker-style-name="T10"><text:span text:style-name="T29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155" loext:marker-style-name="T10"><text:soft-page-break/><text:span text:style-name="T1"/></text:p>
      <text:p text:style-name="P144" loext:marker-style-name="T10"/>
      <text:p text:style-name="P154" loext:marker-style-name="T2"><text:span text:style-name="T1">Lightning spells:<text:line-break/><text:line-break/></text:span><text:span text:style-name="T10">Arcing Bolt (</text:span><text:span text:style-name="T2">arcane)</text:span></text:p>
      <text:p text:style-name="P154" loext:marker-style-name="T10"><text:span text:style-name="T10">Lvl1: Deal X lightning damage<text:line-break/>Lvl2: Deal X lightning damage</text:span><text:span text:style-name="T10"/></text:p>
      <text:p text:style-name="P154" loext:marker-style-name="T10"><text:span text:style-name="T10">Lvl3: Deal X lightning damage, 15% chance to repeat on another body part for 50% damage</text:span><text:span text:style-name="T10"/></text:p>
      <text:p text:style-name="P154" loext:marker-style-name="T10"><text:span text:style-name="T10">Lvl4: Deal X lightning damage, 20% chance to repeat on another body part for 50% damage</text:span><text:span text:style-name="T10"/></text:p>
      <text:p text:style-name="P154" loext:marker-style-name="T10"><text:span text:style-name="T10">Lvl5: Deal X lightning damage, 25% chance to repeat on another body part for 50% </text:span><text:span text:style-name="T10"/></text:p>
      <text:p text:style-name="P154" loext:marker-style-name="T10"><text:span text:style-name="T10">damage</text:span><text:span text:style-name="T10"/></text:p>
      <text:p text:style-name="P144" loext:marker-style-name="T10"/>
      <text:p text:style-name="P154" loext:marker-style-name="T2"><text:span text:style-name="T10">Lightning Strike (</text:span><text:span text:style-name="T2">nature)</text:span></text:p>
      <text:p text:style-name="P154" loext:marker-style-name="T10"><text:span text:style-name="T10">Lvl1: Deal X lightning damage to all body parts, 5% chance to stun<text:line-break/>Lvl2: Deal X lightning damage to all body parts, 5% chance to stun</text:span><text:span text:style-name="T10"/></text:p>
      <text:p text:style-name="P154" loext:marker-style-name="T10"><text:span text:style-name="T10">Lvl3: Deal X lightning damage to all body parts, 6% chance to stun</text:span><text:span text:style-name="T10"/></text:p>
      <text:p text:style-name="P154" loext:marker-style-name="T10"><text:span text:style-name="T10">Lvl4: Deal X lightning damage to all body parts, 7% chance to stun</text:span><text:span text:style-name="T10"/></text:p>
      <text:p text:style-name="P154" loext:marker-style-name="T1"><text:span text:style-name="T10">Lvl5: Deal X lightning damage to all body parts, 8% chance to stun</text:span><text:span text:style-name="T1"/></text:p>
      <text:p text:style-name="P143" loext:marker-style-name="T1"/>
      <text:p text:style-name="P154" loext:marker-style-name="T2"><text:span text:style-name="T10">Sky Spear (</text:span><text:span text:style-name="T2">divine)</text:span></text:p>
      <text:p text:style-name="P154" loext:marker-style-name="T10"><text:span text:style-name="T10">Lvl1: Deal X lightning damage, 20% extra per every cast in a row<text:line-break/>Lvl2: Deal X lightning damage, 20% extra per every cast in a row</text:span><text:span text:style-name="T10"/></text:p>
      <text:p text:style-name="P154" loext:marker-style-name="T10"><text:span text:style-name="T10">Lvl3: Deal X lightning damage, 25% extra per every cast in a row</text:span><text:span text:style-name="T10"/></text:p>
      <text:p text:style-name="P154" loext:marker-style-name="T10"><text:span text:style-name="T10">Lvl4: Deal X lightning damage, 30% extra per every cast in a row</text:span><text:span text:style-name="T10"/></text:p>
      <text:p text:style-name="P154" loext:marker-style-name="T1"><text:span text:style-name="T10">Lvl5: Deal X lightning damage, 35% extra per every cast in a row</text:span><text:span text:style-name="T1"/></text:p>
      <text:p text:style-name="P143" loext:marker-style-name="T1"/>
      <text:p text:style-name="P154" loext:marker-style-name="T2"><text:span text:style-name="T10">Red Lightning (</text:span><text:span text:style-name="T2">infernal)</text:span></text:p>
      <text:p text:style-name="P154" loext:marker-style-name="T10"><text:span text:style-name="T10">Lvl1: Deal X lightning damage, 33% chance to burn<text:line-break/>Lvl2: Deal X lightning damage, 33% chance to burn</text:span><text:span text:style-name="T10"/></text:p>
      <text:p text:style-name="P154" loext:marker-style-name="T10"><text:span text:style-name="T10">Lvl3: Deal X lightning damage, 45% chance to burn</text:span><text:span text:style-name="T10"/></text:p>
      <text:p text:style-name="P154" loext:marker-style-name="T10"><text:span text:style-name="T10">Lvl4: Deal X lightning damage, 57% chance to burn</text:span><text:span text:style-name="T10"/></text:p>
      <text:p text:style-name="P154" loext:marker-style-name="T10"><text:span text:style-name="T10">Lvl5: Deal X lightning damage, 70% chance to burn</text:span><text:span text:style-name="T10"/></text:p>
      <text:p text:style-name="P144" loext:marker-style-name="T10"/>
      <text:p text:style-name="P154" loext:marker-style-name="T2"><text:span text:style-name="T10">Ball Lightning (</text:span><text:span text:style-name="T2">eldritch)</text:span></text:p>
      <text:p text:style-name="P154" loext:marker-style-name="T10"><text:span text:style-name="T10">Lvl1: Deal X lightning damage, 10% chance to overcharge<text:line-break/>Lvl2: Deal X lightning damage, 10% chance to overcharge</text:span><text:span text:style-name="T10"/></text:p>
      <text:p text:style-name="P154" loext:marker-style-name="T10"><text:span text:style-name="T10">Lvl3: Deal X lightning damage, 15% chance to overcharge</text:span><text:span text:style-name="T10"/></text:p>
      <text:p text:style-name="P154" loext:marker-style-name="T10"><text:span text:style-name="T10">Lvl4: Deal X lightning damage, 20% chance to overcharge</text:span><text:span text:style-name="T10"/></text:p>
      <text:p text:style-name="P154" loext:marker-style-name="T10"><text:span text:style-name="T10">Lvl5: Deal X lightning damage, 25% chance to overcharge</text:span><text:span text:style-name="T10"/></text:p>
      <text:p text:style-name="P144" loext:marker-style-name="T10"/>
      <text:p text:style-name="P154" loext:marker-style-name="T1"><text:span text:style-name="T1">Lightning Rituals:</text:span><text:span text:style-name="T1"/></text:p>
      <text:p text:style-name="P143" loext:marker-style-name="T1"/>
      <text:p text:style-name="P154" loext:marker-style-name="T2"><text:span text:style-name="T10">Storm Cloud (</text:span><text:span text:style-name="T2">Nature)</text:span></text:p>
      <text:p text:style-name="P154" loext:marker-style-name="T10"><text:span text:style-name="T10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</text:span><text:soft-page-break/><text:span text:style-name="T10">Lvl4: Creates a cloud over your camp. Whenever you cast a spell, the cloud bolts the enemy for X lightning damage. Lasts 8 hours. Misshap: Take lightning damage</text:span><text:span text:style-name="T10"/></text:p>
      <text:p text:style-name="P154" loext:marker-style-name="T10"><text:span text:style-name="T10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10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154" loext:marker-style-name="T10"><text:span text:style-name="T10">Aura of Conductivity (</text:span><text:span text:style-name="T2">Divine)<text:line-break/></text:span><text:span text:style-name="T10">Lvl1: At the end of your turn, deal X lightning damage to enemies. Only one aura can be active at a time. Lasts until next rest. Mishap: Take lightning damage</text:span></text:p>
      <text:p text:style-name="P154" loext:marker-style-name="T10"><text:span text:style-name="T10">Lvl2: At the end of your turn, deal X lightning damage to enemies. Only one aura can be active at a time. Lasts until next rest. Mishap: Take lightning damage</text:span><text:span text:style-name="T10"/></text:p>
      <text:p text:style-name="P154" loext:marker-style-name="T10"><text:span text:style-name="T10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10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0">Lvl5: At the end of your turn, deal X lightning damage to enemies with a 25% chance to overcharge. Only one aura can be active at a time. Lasts until next rest. Mishap: Take lightning damage</text:span></text:p>
      <text:p text:style-name="P144" loext:marker-style-name="T10"/>
      <text:p text:style-name="P154" loext:marker-style-name="T10"><text:span text:style-name="T10">Voltaxic Glyph (</text:span><text:span text:style-name="T2">arcane)<text:line-break/></text:span><text:span text:style-name="T10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154" loext:marker-style-name="T10"><text:span text:style-name="T10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10"/></text:p>
      <text:p text:style-name="P144" loext:marker-style-name="T10"/>
      <text:p text:style-name="P154" loext:marker-style-name="T10"><text:span text:style-name="T10">Storm Aegis (</text:span><text:span text:style-name="T2">arcane</text:span><text:span text:style-name="T10">)</text:span></text:p>
      <text:p text:style-name="P154" loext:marker-style-name="T10"><text:span text:style-name="T10">Lvl1: Cover yourself with crackling lightning, granting you X lightning thorns. Only one aegis can be active at a time. Lasts until the next rest. Mishap: Reduce lightning resistance</text:span><text:span text:style-name="T10"/></text:p>
      <text:p text:style-name="P154" loext:marker-style-name="T10"><text:soft-page-break/><text:span text:style-name="T10">Lvl2: Cover yourself with crackling lightning, granting you X lightning thorns. Only one aegis can be active at a time. Lasts until the next rest. Mishap: Reduce lightning resistance</text:span><text:span text:style-name="T10"/></text:p>
      <text:p text:style-name="P154" loext:marker-style-name="T10"><text:span text:style-name="T10">Lvl3: Cover yourself with crackling lightning, granting you X lightning thorns, with a 5% chance to paralyze the attacking limb. Only one aegis can be active at a time. Lasts until the next rest. Mishap: Reduce lightning resistance</text:span><text:span text:style-name="T10"/></text:p>
      <text:p text:style-name="P154" loext:marker-style-name="T10"><text:span text:style-name="T10">Lvl4: Cover yourself with crackling lightning, granting you X lightning thorns, with a 8% chance to paralyze the attacking limb. Only one aegis can be active at a time. Lasts until the next rest. Mishap: Reduce lightning resistance</text:span><text:span text:style-name="T10"/></text:p>
      <text:p text:style-name="P154" loext:marker-style-name="T10"><text:span text:style-name="T10">Lvl5: Cover yourself with crackling lightning, granting you X lightning thorns, with a 10% chance to paralyze the attacking limb. Only one aegis can be active at a time. Lasts until the next rest. Mishap: Reduce lightning resistance</text:span><text:span text:style-name="T10"/></text:p>
      <text:p text:style-name="P144" loext:marker-style-name="T10"/>
      <text:p text:style-name="P154" loext:marker-style-name="T10"><text:span text:style-name="T10">Impundulu Form </text:span><text:span text:style-name="T2">(switches body parts to a new set) (eldritch)</text:span><text:span text:style-name="T10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146" loext:marker-style-name="T10">Defy the Heavens (<text:span text:style-name="T28">infernal)<text:line-break/></text:span><text:span text:style-name="T29">Lvl1: Does nothing. Misshap: Permanently reduce one random stat.</text:span></text:p>
      <text:p text:style-name="P146" loext:marker-style-name="T10"><text:span text:style-name="T29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155" loext:marker-style-name="T10"><text:span text:style-name="T1"/></text:p>
      <text:p text:style-name="P143" loext:marker-style-name="T1"/>
      <text:p text:style-name="P154" loext:marker-style-name="T10"><text:span text:style-name="T1">Necromancy spells:</text:span><text:span text:style-name="T1"/></text:p>
      <text:p text:style-name="P144" loext:marker-style-name="T10"/>
      <text:p text:style-name="P154" loext:marker-style-name="T10"><text:span text:style-name="T10">Bone Knife (</text:span><text:span text:style-name="T2">arcane)</text:span></text:p>
      <text:p text:style-name="P154" loext:marker-style-name="T10"><text:span text:style-name="T10">Lvl1: Deal X damage<text:line-break/>Lvl2: Deal X damage</text:span><text:span text:style-name="T10"/></text:p>
      <text:p text:style-name="P154" loext:marker-style-name="T10"><text:span text:style-name="T10">Lvl3: Deal X damage, 20% chance to bleed for 12% of damage over 3 turns</text:span><text:span text:style-name="T10"/></text:p>
      <text:p text:style-name="P154" loext:marker-style-name="T10"><text:span text:style-name="T10">Lvl4: Deal X damage, 30% chance to bleed for 12% of damage over 3 turns</text:span><text:span text:style-name="T10"/></text:p>
      <text:p text:style-name="P154" loext:marker-style-name="T10"><text:span text:style-name="T10">Lvl5: Deal X damage, 40% chance to bleed for 12% of damage over 3 turns</text:span><text:span text:style-name="T10"/></text:p>
      <text:p text:style-name="P144" loext:marker-style-name="T10"/>
      <text:p text:style-name="P154" loext:marker-style-name="T10"><text:span text:style-name="T10">Drain Blood (</text:span><text:span text:style-name="T2">Infernal)</text:span></text:p>
      <text:p text:style-name="P154" loext:marker-style-name="T10"><text:span text:style-name="T10">Lvl1: Deal X damage and recover 10% of damage dealt as endurance<text:line-break/>Lvl2: Deal X damage and recover 10% of damage dealt as endurance</text:span><text:span text:style-name="T10"/></text:p>
      <text:p text:style-name="P154" loext:marker-style-name="T10"><text:span text:style-name="T10">Lvl3: Deal X damage and recover 15% of damage dealt as endurance</text:span><text:span text:style-name="T10"/></text:p>
      <text:p text:style-name="P154" loext:marker-style-name="T10"><text:span text:style-name="T10">Lvl4: Deal X damage and recover 20% of damage dealt as endurance</text:span><text:span text:style-name="T10"/></text:p>
      <text:p text:style-name="P154" loext:marker-style-name="T10"><text:span text:style-name="T10">Lvl5: Deal X damage and recover 25% of damage dealt as endurance</text:span><text:span text:style-name="T10"/></text:p>
      <text:p text:style-name="P144" loext:marker-style-name="T10"/>
      <text:p text:style-name="P154" loext:marker-style-name="T1"><text:span text:style-name="T10">Ghostly Touch (</text:span><text:span text:style-name="T2">eldritch)</text:span></text:p>
      <text:p text:style-name="P154" loext:marker-style-name="T10"><text:span text:style-name="T10">Lvl1: Deal X magic damage with </text:span><text:span text:style-name="T18">30</text:span><text:span text:style-name="T10">% to curse<text:line-break/>Lvl2: Deal X magic damage with </text:span><text:span text:style-name="T18">30</text:span><text:span text:style-name="T10">% to curse</text:span></text:p>
      <text:p text:style-name="P154" loext:marker-style-name="T10"><text:soft-page-break/><text:span text:style-name="T10">Lvl3: Deal X magic damage with </text:span><text:span text:style-name="T18">35</text:span><text:span text:style-name="T10">% to curse</text:span></text:p>
      <text:p text:style-name="P154" loext:marker-style-name="T10"><text:span text:style-name="T10">Lvl4: Deal X magic damage with </text:span><text:span text:style-name="T18">40</text:span><text:span text:style-name="T10">% to curse</text:span></text:p>
      <text:p text:style-name="P154" loext:marker-style-name="T10"><text:span text:style-name="T10">Lvl5: Deal X magic damage with </text:span><text:span text:style-name="T18">4</text:span><text:span text:style-name="T10">5% to curse</text:span></text:p>
      <text:p text:style-name="P143" loext:marker-style-name="T1"/>
      <text:p text:style-name="P19" loext:marker-style-name="T1"><text:span text:style-name="T18">Decay</text:span><text:span text:style-name="T10"> (</text:span><text:span text:style-name="T7">infernal</text:span><text:span text:style-name="T2">)</text:span></text:p>
      <text:p text:style-name="P19" loext:marker-style-name="T10"><text:span text:style-name="T10">Lvl1: Deal X </text:span><text:span text:style-name="T18">damage plus 2% of max endurance</text:span><text:span text:style-name="T10"><text:line-break/>Lvl2: Deal X </text:span><text:span text:style-name="T18">damage plus 2% of max endurance</text:span></text:p>
      <text:p text:style-name="P19" loext:marker-style-name="T10"><text:span text:style-name="T10">Lvl3: Deal X </text:span><text:span text:style-name="T18">damage plus 3% of max endurance</text:span></text:p>
      <text:p text:style-name="P19" loext:marker-style-name="T10"><text:span text:style-name="T10">Lvl4: Deal X </text:span><text:span text:style-name="T18">damage plus 4% of max endurance</text:span></text:p>
      <text:p text:style-name="P19" loext:marker-style-name="T10"><text:span text:style-name="T10">Lvl</text:span><text:span text:style-name="T18">5</text:span><text:span text:style-name="T10">: Deal X </text:span><text:span text:style-name="T18">damage plus 5% of max endurance</text:span></text:p>
      <text:p text:style-name="P143" loext:marker-style-name="T1"/>
      <text:p text:style-name="P143" loext:marker-style-name="T1"/>
      <text:p text:style-name="P154" loext:marker-style-name="T1"><text:span text:style-name="T1">Necromancy rituals:</text:span><text:span text:style-name="T1"/></text:p>
      <text:p text:style-name="P143" loext:marker-style-name="T1"/>
      <text:p text:style-name="P154" loext:marker-style-name="T1"><text:span text:style-name="T10">Unhallowed Ground (</text:span><text:span text:style-name="T2">Infernal</text:span><text:span text:style-name="T10">)</text:span></text:p>
      <text:p text:style-name="P154" loext:marker-style-name="T10"><text:span text:style-name="T10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0"/></text:p>
      <text:p text:style-name="P154" loext:marker-style-name="T1"><text:span text:style-name="T10">Lvl5: Corrupts the ground around your camp. Whenever an enemy reaches 12% or you reach 1% endurance, it dies. Misshap: Take damage<text:line-break/></text:span><text:span text:style-name="T1"/></text:p>
      <text:p text:style-name="P154" loext:marker-style-name="T2"><text:span text:style-name="T10">Bone Aegis (</text:span><text:span text:style-name="T2">arcane)</text:span></text:p>
      <text:p text:style-name="P154" loext:marker-style-name="T10"><text:span text:style-name="T10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0"/></text:p>
      <text:p text:style-name="P154" loext:marker-style-name="T10"><text:span text:style-name="T10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10"/></text:p>
      <text:p text:style-name="P154" loext:marker-style-name="T10"><text:span text:style-name="T10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10"/></text:p>
      <text:p text:style-name="P154" loext:marker-style-name="T10"><text:span text:style-name="T10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0"/></text:p>
      <text:p text:style-name="P154" loext:marker-style-name="T2"><text:span text:style-name="T10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144" loext:marker-style-name="T10"/>
      <text:p text:style-name="P154" loext:marker-style-name="T10"><text:span text:style-name="T10">Zombie Ritual (</text:span><text:span text:style-name="T2">eldritch)</text:span></text:p>
      <text:p text:style-name="P154" loext:marker-style-name="T10"><text:span text:style-name="T10">Lvl1: Transform a ­­</text:span><text:span text:style-name="T2">necrotic</text:span><text:span text:style-name="T10"> limb into undead. Misshap: Destroy it instead.</text:span></text:p>
      <text:p text:style-name="P154" loext:marker-style-name="T10"><text:span text:style-name="T10">Lvl2: Transform a ­­</text:span><text:span text:style-name="T2">necrotic</text:span><text:span text:style-name="T10"> limb into undead. Misshap: Destroy it instead.</text:span></text:p>
      <text:p text:style-name="P154" loext:marker-style-name="T10"><text:span text:style-name="T10">Lvl3: Transform a ­­</text:span><text:span text:style-name="T2">necrotic</text:span><text:span text:style-name="T10"> limb into undead and restore 10% of its endurance. Misshap: Destroy it instead.</text:span></text:p>
      <text:p text:style-name="P154" loext:marker-style-name="T10"><text:span text:style-name="T10">Lvl4: Transform a ­­</text:span><text:span text:style-name="T2">necrotic</text:span><text:span text:style-name="T10"> limb into undead and restore 15% of its endurance. Misshap: Destroy it </text:span><text:soft-page-break/><text:span text:style-name="T10">instead.</text:span></text:p>
      <text:p text:style-name="P154" loext:marker-style-name="T10"><text:span text:style-name="T10">Lvl5: Transform a ­­</text:span><text:span text:style-name="T2">necrotic</text:span><text:span text:style-name="T10"> limb into undead and restore 20% of its endurance. Misshap: Destroy it instead.</text:span></text:p>
      <text:p text:style-name="P144" loext:marker-style-name="T10"/>
      <text:p text:style-name="P154" loext:marker-style-name="T2"><text:span text:style-name="T10">Ghoul Form (</text:span><text:span text:style-name="T2">eldritch)</text:span></text:p>
      <text:p text:style-name="P154" loext:marker-style-name="T1"><text:span text:style-name="T10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146" loext:marker-style-name="T10">Flesh Growth (<text:span text:style-name="T28">infernal)<text:line-break/></text:span><text:span text:style-name="T29">Lvl1: Does nothing. Misshap: Permanently reduce maximum endurance.</text:span></text:p>
      <text:p text:style-name="P146" loext:marker-style-name="T10"><text:span text:style-name="T29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155" loext:marker-style-name="T10"><text:span text:style-name="T1"/></text:p>
      <text:p text:style-name="P3">Healing <text:span text:style-name="T45">spells</text:span>:</text:p>
      <text:p text:style-name="P6"/>
      <text:p text:style-name="P7">Cure Wounds (<text:span text:style-name="T28">divine)</text:span></text:p>
      <text:p text:style-name="P157" loext:marker-style-name="T10"><text:span text:style-name="T10">Lvl1: </text:span><text:span text:style-name="T11">Restore X endurance</text:span><text:span text:style-name="T10"><text:line-break/>Lvl2: </text:span><text:span text:style-name="T11">Restore X endurance</text:span></text:p>
      <text:p text:style-name="P157" loext:marker-style-name="T10"><text:span text:style-name="T10">Lvl3: </text:span><text:span text:style-name="T11">Restore X endurance</text:span><text:span text:style-name="T10">, </text:span><text:span text:style-name="T11">30</text:span><text:span text:style-name="T10">% </text:span><text:span text:style-name="T11">extra if under 40% endurance</text:span></text:p>
      <text:p text:style-name="P157" loext:marker-style-name="T10"><text:span text:style-name="T10">Lvl4: </text:span><text:span text:style-name="T11">Restore X endurance</text:span><text:span text:style-name="T10">, </text:span><text:span text:style-name="T11">30</text:span><text:span text:style-name="T10">% </text:span><text:span text:style-name="T11">extra if under 45% endurance</text:span></text:p>
      <text:p text:style-name="P157" loext:marker-style-name="T10"><text:span text:style-name="T10">Lvl5: </text:span><text:span text:style-name="T11">Restore X endurance</text:span><text:span text:style-name="T10">, </text:span><text:span text:style-name="T11">30</text:span><text:span text:style-name="T10">% </text:span><text:span text:style-name="T11">extra if under 50% endurance</text:span></text:p>
      <text:p text:style-name="P6"/>
      <text:p text:style-name="P7">Restoration (<text:span text:style-name="T28">divine)</text:span></text:p>
      <text:p text:style-name="P157" loext:marker-style-name="T10"><text:span text:style-name="T10">Lvl1: </text:span><text:span text:style-name="T11">Removes 1 affliction from </text:span><text:span text:style-name="T4">Bleed, Burn, Poison or Blind</text:span><text:span text:style-name="T10"><text:line-break/>Lvl2: </text:span><text:span text:style-name="T11">Removes 2 afflictions from </text:span><text:span text:style-name="T4">Bleed, Burn, Poison or Blind</text:span></text:p>
      <text:p text:style-name="P157" loext:marker-style-name="T10"><text:span text:style-name="T10">Lvl3: </text:span><text:span text:style-name="T11">Removes 3 afflictions</text:span></text:p>
      <text:p text:style-name="P157" loext:marker-style-name="T10"><text:span text:style-name="T10">Lvl4: </text:span><text:span text:style-name="T11">Removes 4 afflictions</text:span></text:p>
      <text:p text:style-name="P157" loext:marker-style-name="T10"><text:span text:style-name="T10">Lvl5: </text:span><text:span text:style-name="T11">Removes all afflictions</text:span></text:p>
      <text:p text:style-name="P6"/>
      <text:p text:style-name="P7">Regrowth (<text:span text:style-name="T28">nature)<text:line-break/></text:span><text:span text:style-name="T22">Lvl1: Restore 10% of missing endurance<text:line-break/>Lvl2: Restore 12% of missing endurance</text:span></text:p>
      <text:p text:style-name="P9"><text:span text:style-name="T10">Lvl3: </text:span><text:span text:style-name="T11">Restore 14% of missing endurance plus 2% of maximum endurance</text:span></text:p>
      <text:p text:style-name="P9"><text:span text:style-name="T10">Lvl4: </text:span><text:span text:style-name="T11">Restore 16% of missing endurance plus 3% of maximum endurance</text:span></text:p>
      <text:p text:style-name="P15">Lvl5: Restore 18% of missing endurance plus 4% of maximum endurance</text:p>
      <text:p text:style-name="P1"><text:span text:style-name="T32"/></text:p>
      <text:p text:style-name="P7">Recreate Organs <text:s/>(<text:span text:style-name="T28">eldritch)<text:line-break/></text:span><text:span text:style-name="T22">Lvl1: Recover X endurance. Start bleeding for 75% of healed amount<text:line-break/></text:span><text:soft-page-break/><text:span text:style-name="T22">Lvl2: Recover X endurance. Start bleeding for 75% of healed amount</text:span></text:p>
      <text:p text:style-name="P9"><text:span text:style-name="T10">Lvl3: </text:span><text:span text:style-name="T11">Recover X endurance. Start bleeding for 75% of healed amount</text:span></text:p>
      <text:p text:style-name="P9"><text:span text:style-name="T10">Lvl4:</text:span><text:span text:style-name="T11"> Recover X endurance. Start bleeding for 70% of healed amount</text:span></text:p>
      <text:p text:style-name="P15">Lvl5: Recover X endurance. Start bleeding for 65% of healed amount</text:p>
      <text:p text:style-name="P2"/>
      <text:p text:style-name="P4">Healing <text:span text:style-name="T45">rituals:<text:line-break/><text:line-break/></text:span><text:span text:style-name="T30">Hallowed Ground (</text:span><text:span text:style-name="T46">divine)</text:span></text:p>
      <text:p text:style-name="P158" loext:marker-style-name="T10"><text:span text:style-name="T10">Lvl1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15% of its max endurance as damage</text:span><text:span text:style-name="T10">. Misshap: </text:span><text:span text:style-name="T12">Summon weak undead</text:span><text:span text:style-name="T10"><text:line-break/>Lvl2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30% of its max endurance as damage</text:span><text:span text:style-name="T10">. Misshap: </text:span><text:span text:style-name="T12">Summon weak undead</text:span><text:span text:style-name="T10"><text:line-break/>Lvl3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45% of its max endurance as damage and is stunned</text:span><text:span text:style-name="T10">. Misshap: </text:span><text:span text:style-name="T12">Summon weak undead</text:span><text:span text:style-name="T10"><text:line-break/>Lvl4: <text:s/>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60% of its max endurance as damage and is stunned</text:span><text:span text:style-name="T10">. Misshap: </text:span><text:span text:style-name="T12">Summon weak undead</text:span></text:p>
      <text:p text:style-name="P158" loext:marker-style-name="T1"><text:span text:style-name="T10">Lvl5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dies</text:span><text:span text:style-name="T10">. Misshap: </text:span><text:span text:style-name="T12">Summon weak undead</text:span><text:span text:style-name="T10"><text:line-break/></text:span></text:p>
      <text:p text:style-name="P175" loext:marker-style-name="T1"><text:span text:style-name="T10">Regen</text:span><text:span text:style-name="T14">e</text:span><text:span text:style-name="T10">rate (</text:span><text:span text:style-name="T3">divine)</text:span></text:p>
      <text:p text:style-name="P158" loext:marker-style-name="T10"><text:span text:style-name="T10">Lvl1: </text:span><text:span text:style-name="T12">Recover 4 endurance per hour</text:span><text:span text:style-name="T10">. </text:span><text:span text:style-name="T12">Lasts 4 hours.</text:span><text:span text:style-name="T10"> Misshap: </text:span><text:span text:style-name="T12">Worsen an afflicted limb</text:span><text:span text:style-name="T10"><text:line-break/>Lvl2: </text:span><text:span text:style-name="T12">Recover 4 endurance per hour. Lasts 6 hours. Misshap: Worsen an afflicted limb</text:span><text:span text:style-name="T10"><text:line-break/>Lvl3: </text:span><text:span text:style-name="T12">Recover 5 endurance per hour. Lasts 8 hours. Misshap: Worsen an afflicted limb</text:span><text:span text:style-name="T10"><text:line-break/>Lvl4: </text:span><text:span text:style-name="T12">Recover 6 endurance per hour. Lasts 8 hours. Misshap: Worsen an afflicted limb</text:span></text:p>
      <text:p text:style-name="P158" loext:marker-style-name="T1"><text:span text:style-name="T10">Lvl5:</text:span><text:span text:style-name="T12"> Recover 7 endurance per hour. Lasts 8 hours. Misshap: Worsen an afflicted limb</text:span></text:p>
      <text:p text:style-name="P158" loext:marker-style-name="T1"><text:span text:style-name="T12"/></text:p>
      <text:p text:style-name="P175" loext:marker-style-name="T1"><text:span text:style-name="T10">Safe Refuge (</text:span><text:span text:style-name="T3">nature)</text:span></text:p>
      <text:p text:style-name="P158" loext:marker-style-name="T10"><text:span text:style-name="T10">Lvl1: </text:span><text:span text:style-name="T12">Resting is 20% more effective.</text:span><text:span text:style-name="T10"> Misshap: </text:span><text:span text:style-name="T12">Resting is 10% less effective</text:span><text:span text:style-name="T10"><text:line-break/>Lvl2: </text:span><text:span text:style-name="T12">Resting is 25% more effective. Misshap: Resting is 10% less effective</text:span><text:span text:style-name="T10"><text:line-break/>Lvl3: </text:span><text:span text:style-name="T12">Resting is 30% more effective and body parts can’t worsen. Misshap: Resting is 10% less effective</text:span><text:span text:style-name="T10"><text:line-break/>Lvl4:</text:span><text:span text:style-name="T12"> Resting is 35% more effective and body parts can’t worsen. Misshap: Resting is 10% less effective</text:span></text:p>
      <text:p text:style-name="P158" loext:marker-style-name="T1"><text:span text:style-name="T10">Lvl5:</text:span><text:span text:style-name="T12"> Resting is 40% more effective and body parts can’t worsen. Misshap: Resting is 10% less effective</text:span></text:p>
      <text:p text:style-name="P158" loext:marker-style-name="T1"><text:span text:style-name="T12"/></text:p>
      <text:p text:style-name="P176" loext:marker-style-name="T1"><text:span text:style-name="T12">R</text:span><text:span text:style-name="T10">ecreate Limbs (</text:span><text:span text:style-name="T3">eldritch)</text:span></text:p>
      <text:p text:style-name="P159" loext:marker-style-name="T10"><text:span text:style-name="T10">Lvl1: </text:span><text:span text:style-name="T13">Nothing happens</text:span><text:span text:style-name="T12">.</text:span><text:span text:style-name="T10"> Misshap: </text:span><text:span text:style-name="T13">Recover a destroyed limb as a </text:span><text:span text:style-name="T5">misshapen one</text:span><text:span text:style-name="T10"><text:line-break/>Lvl2: </text:span><text:span text:style-name="T13">Nothing happens</text:span><text:span text:style-name="T12">. Misshap: </text:span><text:span text:style-name="T13">Recover a destroyed limb as a </text:span><text:span text:style-name="T5">misshapen one</text:span><text:span text:style-name="T10"><text:line-break/>Lvl3: </text:span><text:span text:style-name="T13">Recover a destroyed limb.</text:span><text:span text:style-name="T12"> Misshap: </text:span><text:span text:style-name="T13">Recover a destroyed limb as a </text:span><text:span text:style-name="T5">misshapen one</text:span><text:span text:style-name="T10"><text:line-break/>Lvl4:</text:span><text:span text:style-name="T12"> </text:span><text:span text:style-name="T13">Recover up to 2 destroyed limbs.</text:span><text:span text:style-name="T12"> Misshap: </text:span><text:span text:style-name="T13">Recover a destroyed limb as a </text:span><text:span text:style-name="T5">misshapen one</text:span></text:p>
      <text:p text:style-name="P159" loext:marker-style-name="T1"><text:span text:style-name="T12">Lvl5: </text:span><text:span text:style-name="T13">Recover all destroyed limbs.</text:span><text:span text:style-name="T12"> Misshap: </text:span><text:span text:style-name="T13">Recover a destroyed limb as a </text:span><text:span text:style-name="T5">misshapen one</text:span></text:p>
      <text:p text:style-name="P159" loext:marker-style-name="T1"><text:span text:style-name="T12"/></text:p>
      <text:p text:style-name="P10"><text:span text:style-name="T35">Psionic </text:span><text:span text:style-name="T36">spells</text:span><text:span text:style-name="T34">:</text:span><text:span text:style-name="T32"><text:line-break/></text:span></text:p>
      <text:p text:style-name="P10"><text:span text:style-name="T15">Mind Needle</text:span><text:span text:style-name="T10"> (</text:span><text:span text:style-name="T6">arcane</text:span><text:span text:style-name="T2">)</text:span></text:p>
      <text:p text:style-name="P160" loext:marker-style-name="T10"><text:span text:style-name="T10">Lvl1: </text:span><text:span text:style-name="T15">Deal X damage of the type the enemy is more vulnerable </text:span><text:span text:style-name="T10"><text:line-break/>Lvl2: </text:span><text:span text:style-name="T15">Deal X damage of the type the enemy is more vulnerable </text:span></text:p>
      <text:p text:style-name="P160" loext:marker-style-name="T10"><text:span text:style-name="T10">Lvl3: </text:span><text:span text:style-name="T15">Deal X damage of the type the enemy is more vulnerable and reduce their resistance to it by 5%</text:span></text:p>
      <text:p text:style-name="P160" loext:marker-style-name="T10"><text:soft-page-break/><text:span text:style-name="T10">Lvl4: </text:span><text:span text:style-name="T15">Deal X damage of the type the enemy is more vulnerable and reduce their resistance to it by 8%</text:span></text:p>
      <text:p text:style-name="P10"><text:span text:style-name="T10">Lvl5: </text:span><text:span text:style-name="T15">Deal X damage of the type the enemy is more vulnerable and reduce their resistance to it by 10%</text:span></text:p>
      <text:p text:style-name="P10"><text:span text:style-name="T32"/></text:p>
      <text:p text:style-name="P12"><text:span text:style-name="T32">Incapacitate (</text:span><text:span text:style-name="T39">arcane)</text:span></text:p>
      <text:p text:style-name="P160" loext:marker-style-name="T10"><text:span text:style-name="T10">Lvl1: </text:span><text:span text:style-name="T15">Set a random affliction from Blind, Silence, Clumsy, Overcharge or Restrain </text:span><text:span text:style-name="T10"><text:line-break/>Lvl2: </text:span><text:span text:style-name="T15">Set a random affliction from Blind, Silence, Clumsy, Overcharge, Restrain or Stun</text:span></text:p>
      <text:p text:style-name="P160" loext:marker-style-name="T10"><text:span text:style-name="T10">Lvl3: </text:span><text:span text:style-name="T15">Set 2 random afflictions from Blind, Silence, Clumsy, Overcharge, Restrain or Stun</text:span></text:p>
      <text:p text:style-name="P160" loext:marker-style-name="T10"><text:span text:style-name="T10">Lvl4: </text:span><text:span text:style-name="T15">Set 3 random afflictions from Blind, Silence, Clumsy, Overcharge, Restrain or Stun</text:span></text:p>
      <text:p text:style-name="P16">Lvl5: Set 4 random afflictions from Blind, Silence, Clumsy, Overcharge, Restrain or Stun</text:p>
      <text:p text:style-name="P10"><text:span text:style-name="T15"/></text:p>
      <text:p text:style-name="P10"><text:span text:style-name="T15">Dominate</text:span><text:span text:style-name="T10"> (</text:span><text:span text:style-name="T6">eldritch</text:span><text:span text:style-name="T2">)</text:span></text:p>
      <text:p text:style-name="P160" loext:marker-style-name="T10"><text:span text:style-name="T10">Lvl1: </text:span><text:span text:style-name="T15">Use the last spell or skill your enemy used against them</text:span><text:span text:style-name="T10"><text:line-break/>Lvl2: </text:span><text:span text:style-name="T15">Use the last spell or skill your enemy used against them, 5% chance to seal it</text:span></text:p>
      <text:p text:style-name="P160" loext:marker-style-name="T10"><text:span text:style-name="T10">Lvl3: </text:span><text:span text:style-name="T15">Use the last spell or skill your enemy used against them, 20% chance to seal it</text:span></text:p>
      <text:p text:style-name="P160" loext:marker-style-name="T10"><text:span text:style-name="T10">Lvl4: </text:span><text:span text:style-name="T15">Use the last spell or skill your enemy used against them, 30% chance to seal it</text:span></text:p>
      <text:p text:style-name="P10"><text:span text:style-name="T10">Lvl5: </text:span><text:span text:style-name="T15">Use the last spell or skill your enemy used against them, 40% chance to seal it</text:span></text:p>
      <text:p text:style-name="P10"><text:span text:style-name="T32"/></text:p>
      <text:p text:style-name="P12"><text:span text:style-name="T32">Ravage mind (</text:span><text:span text:style-name="T39">eldritch)<text:line-break/></text:span><text:span text:style-name="T32">Lvl1: </text:span><text:span text:style-name="T41">Deal X damage. If the enemy attacks next turn, they take 10% of the damage dealt back as thorns</text:span></text:p>
      <text:p text:style-name="P11"><text:span text:style-name="T33">Lvl</text:span><text:span text:style-name="T41">2</text:span><text:span text:style-name="T33">: </text:span><text:span text:style-name="T41">Deal X damage. If the enemy attacks next turn, they take 10% of the damage dealt back as thorns</text:span></text:p>
      <text:p text:style-name="P11"><text:span text:style-name="T33">Lvl</text:span><text:span text:style-name="T41">3</text:span><text:span text:style-name="T33">: </text:span><text:span text:style-name="T41">Deal X damage. If the enemy attacks next turn, they take 15% of the damage dealt back as thorns</text:span></text:p>
      <text:p text:style-name="P11"><text:span text:style-name="T33">Lvl</text:span><text:span text:style-name="T41">4</text:span><text:span text:style-name="T33">: </text:span><text:span text:style-name="T41">Deal X damage. If the enemy attacks next turn, they take 20% of the damage dealt back as thorns</text:span></text:p>
      <text:p text:style-name="P11"><text:span text:style-name="T33">Lvl</text:span><text:span text:style-name="T41">5</text:span><text:span text:style-name="T33">: </text:span><text:span text:style-name="T41">Deal X damage. If the enemy attacks next turn, they take 25% of the damage dealt back as thorns</text:span></text:p>
      <text:p text:style-name="P11"><text:span text:style-name="T41"/></text:p>
      <text:p text:style-name="P11"><text:span text:style-name="T35">Psionic </text:span><text:span text:style-name="T36">rituals:</text:span></text:p>
      <text:p text:style-name="P11"><text:span text:style-name="T36"/></text:p>
      <text:p text:style-name="P5"><text:span text:style-name="T31">Mirror Image</text:span><text:span text:style-name="T30"> (</text:span><text:span text:style-name="T47">arcane</text:span><text:span text:style-name="T46">)</text:span></text:p>
      <text:p text:style-name="P18" loext:marker-style-name="T10"><text:span text:style-name="T10">Lvl1: </text:span><text:span text:style-name="T16">Create illusions of you to confuse attackers</text:span><text:span text:style-name="T10">. </text:span><text:span text:style-name="T16">The next attack that hits you misses. Lasts 8 hours.</text:span><text:span text:style-name="T10"> Misshap: </text:span><text:span text:style-name="T16">Take X damage</text:span><text:span text:style-name="T10"><text:line-break/>Lvl2: </text:span><text:span text:style-name="T16">Create illusions of you to confuse attackers. The next attack that hits you misses. Lasts 12 hours. Misshap: Take X damage</text:span><text:span text:style-name="T10"><text:line-break/>Lvl3: </text:span><text:span text:style-name="T16">Create illusions of you to confuse attackers. The next two attacks that hit you miss. Lasts 12 hours. Misshap: Take X damage</text:span><text:span text:style-name="T10"><text:line-break/>Lvl4: </text:span><text:span text:style-name="T16">Create illusions of you to confuse attackers. The next three attacks that hit you miss. Lasts 12 hours. Misshap: Take X damage</text:span></text:p>
      <text:p text:style-name="P18" loext:marker-style-name="T1"><text:span text:style-name="T10">Lvl5: </text:span><text:span text:style-name="T12"><text:s/></text:span><text:span text:style-name="T16">Create illusions of you to confuse attackers. The next four attacks that hit you miss. Lasts 12 hours. Misshap: Take X damage</text:span></text:p>
      <text:p text:style-name="P11"><text:span text:style-name="T41"/></text:p>
      <text:p text:style-name="P5"><text:span text:style-name="T31">Conceal</text:span><text:span text:style-name="T30"> (</text:span><text:span text:style-name="T47">arcane</text:span><text:span text:style-name="T46">)</text:span></text:p>
      <text:p text:style-name="P18" loext:marker-style-name="T10"><text:span text:style-name="T10">Lvl1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3</text:span><text:span text:style-name="T10"> hours. Misshap: Call enemy to your location<text:line-break/>Lvl2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4</text:span><text:span text:style-name="T10"> hours. Misshap: Call enemy to your location<text:line-break/></text:span><text:soft-page-break/><text:span text:style-name="T10">Lvl3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5</text:span><text:span text:style-name="T10"> hours. Misshap: Call enemy to your location<text:line-break/>Lvl4: <text:s/>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6</text:span><text:span text:style-name="T10"> hours. Misshap: Call enemy to your location</text:span></text:p>
      <text:p text:style-name="P17">Lvl5: Hide your camp, reducing chance of ambushes. If you are ambushed, you always go first. Lasts 8 hours. Misshap: Call enemy to your location</text:p>
      <text:p text:style-name="P18"><text:span text:style-name="T24"/></text:p>
      <text:p text:style-name="P21"><text:span text:style-name="T23">Face of Horror (</text:span><text:span text:style-name="T8">Eldritch</text:span><text:span text:style-name="T23">)</text:span></text:p>
      <text:p text:style-name="P18" loext:marker-style-name="T10"><text:span text:style-name="T10">Lvl1: </text:span><text:span text:style-name="T16">Transform your face into a hideous form</text:span><text:span text:style-name="T10">. </text:span><text:span text:style-name="T16">Enemies that attack you have a 30% chance of being blinded.</text:span><text:span text:style-name="T10"> Misshap: </text:span><text:span text:style-name="T16">Blind yourself</text:span><text:span text:style-name="T10"><text:line-break/>Lvl2: </text:span><text:span text:style-name="T16">Transform your face into a hideous form</text:span><text:span text:style-name="T10">. </text:span><text:span text:style-name="T16">Enemies that attack you have a 35% chance of being blinded.</text:span><text:span text:style-name="T10"> Misshap: </text:span><text:span text:style-name="T16">Blind yourself</text:span><text:span text:style-name="T10"><text:line-break/>Lvl3: </text:span><text:span text:style-name="T16">Transform your face into a hideous form</text:span><text:span text:style-name="T10">. </text:span><text:span text:style-name="T16">Enemies that attack you have a 40% chance of being blinded and neutralized.</text:span><text:span text:style-name="T10"> Misshap: </text:span><text:span text:style-name="T16">Blind yourself</text:span><text:span text:style-name="T10"><text:line-break/>Lvl</text:span><text:span text:style-name="T17">4</text:span><text:span text:style-name="T10">: </text:span><text:span text:style-name="T16">Transform your face into a hideous form</text:span><text:span text:style-name="T10">. </text:span><text:span text:style-name="T16">Enemies that attack you have a 45% chance of being blinded and neutralized.</text:span><text:span text:style-name="T10"> Misshap: </text:span><text:span text:style-name="T16">Blind yourself</text:span></text:p>
      <text:p text:style-name="P18" loext:marker-style-name="T10"><text:span text:style-name="T24">Lvl</text:span><text:span text:style-name="T25">5</text:span><text:span text:style-name="T24">: Transform your face into a hideous form. Enemies that attack you have a </text:span><text:span text:style-name="T25">5</text:span><text:span text:style-name="T24">0% chance of being blinded and neutralized. Misshap: Blind yourself</text:span></text:p>
      <text:p text:style-name="P18"><text:span text:style-name="T24"/></text:p>
      <text:p text:style-name="P22"><text:span text:style-name="T25">From Beyond</text:span><text:span text:style-name="T23"> (</text:span><text:span text:style-name="T8">Eldritch</text:span><text:span text:style-name="T23">)</text:span></text:p>
      <text:p text:style-name="P162" loext:marker-style-name="T10"><text:span text:style-name="T10">Lvl1: </text:span><text:span text:style-name="T17">Permanently modify yourself in unknowable ways (Can increase or reduce ANY stat permanently. At higher levels, the odds and amount of good results increase)</text:span><text:span text:style-name="T10"><text:line-break/></text:span></text:p>
      <text:p text:style-name="P18"><text:span text:style-name="T24"/></text:p>
      <text:p text:style-name="P18"><text:span text:style-name="T42"><text:line-break/></text:span><text:span text:style-name="T37">Transmutation </text:span><text:span text:style-name="T38">spells</text:span><text:span text:style-name="T37">:</text:span></text:p>
      <text:p text:style-name="P18"><text:span text:style-name="T37"/></text:p>
      <text:p text:style-name="P25"><text:span text:style-name="T37"/></text:p>
      <text:p text:style-name="P13"><text:span text:style-name="T44">Explosive armor</text:span><text:span text:style-name="T43"> (</text:span><text:span text:style-name="T40">arcane</text:span><text:span text:style-name="T43">)<text:line-break/>Lvl1: </text:span><text:span text:style-name="T44">Deal X damage plus 3% extra per every point of armor you have</text:span></text:p>
      <text:p text:style-name="P13"><text:span text:style-name="T43">Lvl</text:span><text:span text:style-name="T44">2</text:span><text:span text:style-name="T43">: </text:span><text:span text:style-name="T44">Deal X damage plus 3% extra per every point of armor you have</text:span></text:p>
      <text:p text:style-name="P13"><text:span text:style-name="T43">Lvl</text:span><text:span text:style-name="T44">3</text:span><text:span text:style-name="T43">: </text:span><text:span text:style-name="T44">Deal X damage plus 4% extra per every point of armor you have</text:span></text:p>
      <text:p text:style-name="P13"><text:span text:style-name="T43">Lvl</text:span><text:span text:style-name="T44">4</text:span><text:span text:style-name="T43">: </text:span><text:span text:style-name="T44">Deal X damage plus 5% extra per every point of armor you have</text:span></text:p>
      <text:p text:style-name="P13"><text:span text:style-name="T43">Lvl</text:span><text:span text:style-name="T44">5</text:span><text:span text:style-name="T43">: </text:span><text:span text:style-name="T44">Deal X damage plus 6% extra per every point of armor you have</text:span></text:p>
      <text:p text:style-name="P13"><text:span text:style-name="T38"/></text:p>
      <text:p text:style-name="P13"><text:span text:style-name="T38"/></text:p>
      <text:p text:style-name="P13"><text:span text:style-name="T44">Acid Blood</text:span><text:span text:style-name="T43"> (</text:span><text:span text:style-name="T40">infernal</text:span><text:span text:style-name="T43">)<text:line-break/>Lvl1: </text:span><text:span text:style-name="T41">Deal X damage </text:span><text:span text:style-name="T44">with a 40% chance to poison</text:span></text:p>
      <text:p text:style-name="P13"><text:span text:style-name="T43">Lvl</text:span><text:span text:style-name="T44">2</text:span><text:span text:style-name="T43">: </text:span><text:span text:style-name="T41">Deal X damage </text:span><text:span text:style-name="T44">with a 40% chance to poison</text:span></text:p>
      <text:p text:style-name="P13"><text:span text:style-name="T43">Lvl</text:span><text:span text:style-name="T44">3</text:span><text:span text:style-name="T43">: </text:span><text:span text:style-name="T41">Deal X damage </text:span><text:span text:style-name="T44">with a 45% chance to poison</text:span></text:p>
      <text:p text:style-name="P13"><text:span text:style-name="T43">Lvl</text:span><text:span text:style-name="T44">4</text:span><text:span text:style-name="T43">: </text:span><text:span text:style-name="T41">Deal X damage </text:span><text:span text:style-name="T44">with a 50% chance to poison</text:span></text:p>
      <text:p text:style-name="P13"><text:span text:style-name="T43">Lvl</text:span><text:span text:style-name="T44">5</text:span><text:span text:style-name="T43">: </text:span><text:span text:style-name="T41">Deal X damage </text:span><text:span text:style-name="T44">with a 55% chance to poison</text:span></text:p>
      <text:p text:style-name="P13"><text:span text:style-name="T44"/></text:p>
      <text:p text:style-name="P13"><text:span text:style-name="T44"/></text:p>
      <text:p text:style-name="P14"><text:span text:style-name="T32">Metamorph (</text:span><text:span text:style-name="T39">eldritch)<text:line-break/></text:span><text:span text:style-name="T32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<text:soft-page-break/>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25% extra damage.</text:p>
      <text:p text:style-name="P14"><text:span text:style-name="T32"/></text:p>
      <text:p text:style-name="P14"><text:span text:style-name="T32"/></text:p>
      <text:p text:style-name="P19"><text:span text:style-name="T37">Transmutation </text:span><text:span text:style-name="T38">rituals</text:span><text:span text:style-name="T37">:</text:span></text:p>
      <text:p text:style-name="P19"><text:span text:style-name="T37"/></text:p>
      <text:p text:style-name="P23"><text:span text:style-name="T26">Transmute</text:span><text:span text:style-name="T23"> (</text:span><text:span text:style-name="T9">arcane</text:span><text:span text:style-name="T23">)</text:span></text:p>
      <text:p text:style-name="P163" loext:marker-style-name="T10"><text:span text:style-name="T10">Lvl1: </text:span><text:span text:style-name="T18">Convert an item into gold equal to its value</text:span><text:span text:style-name="T16">.</text:span><text:span text:style-name="T10"> Misshap: </text:span><text:span text:style-name="T18">Into lead instead</text:span><text:span text:style-name="T10"><text:line-break/>Lvl2: </text:span><text:span text:style-name="T18">Convert an item into gold equal to 105% of its value</text:span><text:span text:style-name="T16">.</text:span><text:span text:style-name="T18"> Misshap: Into lead instead</text:span><text:span text:style-name="T10"><text:line-break/>Lvl3: </text:span><text:span text:style-name="T18">Convert an item into gold equal to 110% of its value</text:span><text:span text:style-name="T16">.</text:span><text:span text:style-name="T18"> Misshap: Into lead instead</text:span><text:span text:style-name="T10"><text:line-break/>Lvl</text:span><text:span text:style-name="T17">4</text:span><text:span text:style-name="T10">: </text:span><text:span text:style-name="T19">C</text:span><text:span text:style-name="T18">onvert an item into gold equal to 11</text:span><text:span text:style-name="T19">5</text:span><text:span text:style-name="T18">% of its value</text:span><text:span text:style-name="T16">.</text:span><text:span text:style-name="T18"> Misshap: Into lead instead</text:span></text:p>
      <text:p text:style-name="P163" loext:marker-style-name="T10"><text:span text:style-name="T24">Lvl</text:span><text:span text:style-name="T25">5</text:span><text:span text:style-name="T24">: </text:span><text:span text:style-name="T27">C</text:span><text:span text:style-name="T26">onvert an item into gold equal to 1</text:span><text:span text:style-name="T27">2</text:span><text:span text:style-name="T26">0% of its value</text:span><text:span text:style-name="T24">.</text:span><text:span text:style-name="T26"> Misshap: Into lead instead</text:span></text:p>
      <text:p text:style-name="P19"><text:span text:style-name="T37"/></text:p>
      <text:p text:style-name="P23"><text:span text:style-name="T26">Chameleon Skin</text:span><text:span text:style-name="T23"> (</text:span><text:span text:style-name="T9">nature</text:span><text:span text:style-name="T23">)</text:span></text:p>
      <text:p text:style-name="P19" loext:marker-style-name="T10"><text:span text:style-name="T10">Lvl1: </text:span><text:span text:style-name="T18">Gain 10% resistance to all elements</text:span><text:span text:style-name="T16">.</text:span><text:span text:style-name="T10"> Misshap: </text:span><text:span text:style-name="T18">Lose it instead</text:span><text:span text:style-name="T10"><text:line-break/>Lvl2: </text:span><text:span text:style-name="T18">Gain 15% resistance to all elements</text:span><text:span text:style-name="T16">. Misshap: </text:span><text:span text:style-name="T18">Lose it instead</text:span><text:span text:style-name="T10"><text:line-break/>Lvl3: </text:span><text:span text:style-name="T18">Gain 20% resistance to all elements</text:span><text:span text:style-name="T16">. Misshap: </text:span><text:span text:style-name="T18">Lose it instead</text:span><text:span text:style-name="T10"><text:line-break/>Lvl</text:span><text:span text:style-name="T17">4</text:span><text:span text:style-name="T10">: </text:span><text:span text:style-name="T18">Gain 25% resistance to all elements</text:span><text:span text:style-name="T16">. Misshap: </text:span><text:span text:style-name="T18">Lose it instead</text:span></text:p>
      <text:p text:style-name="P19" loext:marker-style-name="T10"><text:span text:style-name="T24">Lvl</text:span><text:span text:style-name="T25">5</text:span><text:span text:style-name="T24">: </text:span><text:span text:style-name="T26">Gain 30% resistance to all elements</text:span><text:span text:style-name="T24">. Misshap: </text:span><text:span text:style-name="T26">Lose it instead</text:span></text:p>
      <text:p text:style-name="P19" loext:marker-style-name="T10"><text:span text:style-name="T26"/></text:p>
      <text:p text:style-name="P163" loext:marker-style-name="T2"><text:span text:style-name="T19">Crystal</text:span><text:span text:style-name="T10"> Aegis (</text:span><text:span text:style-name="T2">arcane)</text:span></text:p>
      <text:p text:style-name="P163" loext:marker-style-name="T10"><text:span text:style-name="T10">Lvl1: Cover yourself with </text:span><text:span text:style-name="T19">hard brittle crystal that reduces the next instance of damage you take by 20</text:span><text:span text:style-name="T10">. Only one aegis can be active at a time. Lasts until the next rest. Mishap: Reduce your armor</text:span></text:p>
      <text:p text:style-name="P163" loext:marker-style-name="T10"><text:span text:style-name="T10">Lvl</text:span><text:span text:style-name="T20">2</text:span><text:span text:style-name="T10">: Cover yourself with </text:span><text:span text:style-name="T19">hard brittle crystal that reduces the next instance of damage you take by 23</text:span><text:span text:style-name="T10">. Only one aegis can be active at a time. Lasts until the next rest. Mishap: Reduce your armor</text:span></text:p>
      <text:p text:style-name="P163" loext:marker-style-name="T10"><text:span text:style-name="T10">Lvl3: Cover yourself with </text:span><text:span text:style-name="T19">hard brittle crystal that reduces the next 2 instances of damage you take by 25</text:span><text:span text:style-name="T10">. Only one aegis can be active at a time. Lasts until the next rest. Mishap: Reduce your armor</text:span></text:p>
      <text:p text:style-name="P163" loext:marker-style-name="T10"><text:span text:style-name="T10">Lvl4: Cover yourself with </text:span><text:span text:style-name="T19">hard brittle crystal that reduces the next 3 instances of damage you take by 28</text:span><text:span text:style-name="T10">. Only one aegis can be active at a time. Lasts until the next rest. Mishap: Reduce your armor</text:span></text:p>
      <text:p text:style-name="P163" loext:marker-style-name="T2"><text:span text:style-name="T26">Lvl5: Cover yourself with </text:span><text:span text:style-name="T27">hard brittle crystal that reduces the next 4 instances of damage you take by 30</text:span><text:span text:style-name="T26">. Only one aegis can be active at a time. Lasts until the next rest. Mishap: Reduce your armor</text:span></text:p>
      <text:p text:style-name="P163" loext:marker-style-name="T2"><text:span text:style-name="T26"/></text:p>
      <text:p text:style-name="P163" loext:marker-style-name="T2"><text:span text:style-name="T26"/></text:p>
      <text:p text:style-name="P24"><text:span text:style-name="T27">Reforge</text:span><text:span text:style-name="T23"> (</text:span><text:span text:style-name="T9">arcane</text:span><text:span text:style-name="T23">)</text:span></text:p>
      <text:p text:style-name="P163" loext:marker-style-name="T10"><text:span text:style-name="T10">Lvl1: </text:span><text:span text:style-name="T18">Convert an item’</text:span><text:span text:style-name="T19">s</text:span><text:span text:style-name="T18"> </text:span><text:span text:style-name="T19">base type into a different one of the same family. 20% chance of removing enchantments</text:span><text:span text:style-name="T16">.</text:span><text:span text:style-name="T10"> Misshap: </text:span><text:span text:style-name="T19">Destroy it instead</text:span><text:span text:style-name="T10"><text:line-break/>Lvl2: </text:span><text:span text:style-name="T18">Convert an item’</text:span><text:span text:style-name="T19">s</text:span><text:span text:style-name="T18"> </text:span><text:span text:style-name="T19">base type into a different one of the same family. 15% chance of removing enchantments</text:span><text:span text:style-name="T16">.</text:span><text:span text:style-name="T18"> Misshap: </text:span><text:span text:style-name="T19">Destroy it instead</text:span><text:span text:style-name="T10"><text:line-break/>Lvl3: </text:span><text:span text:style-name="T18">Convert an item’</text:span><text:span text:style-name="T19">s</text:span><text:span text:style-name="T18"> </text:span><text:span text:style-name="T19">base type into a different one of the same family. 10% chance of removing enchantments</text:span><text:span text:style-name="T16">.</text:span><text:span text:style-name="T18"> Misshap: </text:span><text:span text:style-name="T19">Destroy it instead</text:span><text:span text:style-name="T10"><text:line-break/>Lvl</text:span><text:span text:style-name="T17">4</text:span><text:span text:style-name="T10">: </text:span><text:span text:style-name="T18"><text:s/>Convert an item’</text:span><text:span text:style-name="T19">s</text:span><text:span text:style-name="T18"> </text:span><text:span text:style-name="T19">base type into a different one of the same family. 5% chance of removing enchantments</text:span><text:span text:style-name="T16">.</text:span><text:span text:style-name="T18"> Misshap: </text:span><text:span text:style-name="T19">Destroy it instead</text:span></text:p>
      <text:p text:style-name="P163" loext:marker-style-name="T10"><text:span text:style-name="T24">Lvl</text:span><text:span text:style-name="T25">5</text:span><text:span text:style-name="T24">: </text:span><text:span text:style-name="T26"><text:s/>Convert an item’</text:span><text:span text:style-name="T27">s</text:span><text:span text:style-name="T26"> </text:span><text:span text:style-name="T27">base type into a different one of the same family.</text:span><text:span text:style-name="T26"> Misshap: </text:span><text:span text:style-name="T27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0T06:44:31.809000000</dc:date>
    <meta:editing-duration>PT3H56M25S</meta:editing-duration>
    <meta:editing-cycles>11</meta:editing-cycles>
    <meta:generator>LibreOffice/24.2.2.2$Windows_X86_64 LibreOffice_project/d56cc158d8a96260b836f100ef4b4ef25d6f1a01</meta:generator>
    <meta:document-statistic meta:table-count="0" meta:image-count="0" meta:object-count="0" meta:page-count="25" meta:paragraph-count="635" meta:word-count="9224" meta:character-count="52255" meta:non-whitespace-character-count="43621"/>
  </office:meta>
</office:document-meta>
</file>